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9.751cm"/>
    </style:style>
    <style:style style:name="co12" style:family="table-column">
      <style:table-column-properties fo:break-before="auto" style:column-width="1.233cm"/>
    </style:style>
    <style:style style:name="co13" style:family="table-column">
      <style:table-column-properties fo:break-before="auto" style:column-width="1.478cm"/>
    </style:style>
    <style:style style:name="co14" style:family="table-column">
      <style:table-column-properties fo:break-before="auto" style:column-width="5.175cm"/>
    </style:style>
    <style:style style:name="co15" style:family="table-column">
      <style:table-column-properties fo:break-before="auto" style:column-width="8.416cm"/>
    </style:style>
    <style:style style:name="co16" style:family="table-column">
      <style:table-column-properties fo:break-before="auto" style:column-width="1.806cm"/>
    </style:style>
    <style:style style:name="co17" style:family="table-column">
      <style:table-column-properties fo:break-before="auto" style:column-width="4.547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3" style:family="table-cell" style:parent-style-name="Default" style:data-style-name="N100">
      <style:table-cell-properties fo:background-color="#ffffd7" style:vertical-align="top"/>
    </style:style>
    <style:style style:name="ce2" style:family="table-cell" style:parent-style-name="Default" style:data-style-name="N100">
      <style:table-cell-properties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8" style:family="table-cell" style:parent-style-name="Default" style:data-style-name="N119">
      <style:table-cell-properties fo:background-color="#ffffd7"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6" style:family="table-cell" style:parent-style-name="Default">
      <style:table-cell-properties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9" style:family="table-cell" style:parent-style-name="Default">
      <style:table-cell-properties fo:background-color="#ffffd7" fo:wrap-option="wrap" style:vertical-align="top"/>
    </style:style>
    <style:style style:name="ce28" style:family="table-cell" style:parent-style-name="Default">
      <style:table-cell-properties fo:wrap-option="wrap" style:vertical-align="top"/>
    </style:style>
    <style:style style:name="ce27" style:family="table-cell" style:parent-style-name="Default">
      <style:table-cell-properties fo:background-color="transparent" fo:wrap-option="wrap" style:vertical-align="top"/>
    </style:style>
    <style:style style:name="ce30" style:family="table-cell" style:parent-style-name="Default">
      <style:table-cell-properties fo:background-color="#bbe33d" fo:wrap-option="wrap" style:vertical-align="top"/>
    </style:style>
    <style:style style:name="ce100" style:family="table-cell" style:parent-style-name="Default" style:data-style-name="N2">
      <style:table-cell-properties fo:background-color="#ffffd7" fo:wrap-option="wrap" style:vertical-align="top"/>
    </style:style>
    <style:style style:name="ce101" style:family="table-cell" style:parent-style-name="Default" style:data-style-name="N2">
      <style:table-cell-properties fo:wrap-option="wrap" style:vertical-align="top"/>
    </style:style>
    <style:style style:name="ce102" style:family="table-cell" style:parent-style-name="Default" style:data-style-name="N2">
      <style:table-cell-properties fo:background-color="transparent" fo:wrap-option="wrap" style:vertical-align="top"/>
    </style:style>
    <style:style style:name="ce103" style:family="table-cell" style:parent-style-name="Default" style:data-style-name="N2">
      <style:table-cell-properties fo:background-color="#bbe33d" fo:wrap-option="wrap" style:vertical-align="top"/>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38" style:family="table-cell" style:parent-style-name="Default">
      <style:table-cell-properties fo:background-color="transparent"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41"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117" style:family="table-cell" style:parent-style-name="Default">
      <style:table-cell-properties style:text-align-source="fix" style:repeat-content="false" fo:background-color="transparent" fo:wrap-option="no-wrap" style:vertical-align="top"/>
      <style:paragraph-properties fo:text-align="center" fo:margin-left="0cm"/>
    </style:style>
    <style:style style:name="ce42"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43"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wrap-option="wrap" style:vertical-align="top"/>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default-cell-style-name="ce5"/>
        <table:table-column table:style-name="co12" table:number-columns-repeated="2" table:default-cell-style-name="ce5"/>
        <table:table-column table:style-name="co12" table:default-cell-style-name="ce16"/>
        <table:table-column table:style-name="co13" table:default-cell-style-name="ce16"/>
        <table:table-column table:style-name="co8" table:default-cell-style-name="ce16"/>
        <table:table-column table:style-name="co7" table:default-cell-style-name="ce16"/>
        <table:table-column table:style-name="co14" table:default-cell-style-name="ce28"/>
        <table:table-column table:style-name="co15" table:default-cell-style-name="ce28"/>
        <table:table-column table:style-name="co16" table:default-cell-style-name="ce5"/>
        <table:table-column table:style-name="co7" table:default-cell-style-name="ce28"/>
        <table:table-column table:style-name="co17" table:default-cell-style-name="ce28"/>
        <table:table-column table:style-name="co7" table:number-columns-repeated="16361" table:default-cell-style-name="ce5"/>
        <table:table-row table:style-name="ro1">
          <table:table-cell table:style-name="ce1" office:value-type="string" calcext:value-type="string">
            <text:p>TIC</text:p>
          </table:table-cell>
          <table:table-cell table:style-name="ce1" office:value-type="string" calcext:value-type="string">
            <text:p>T-ebs</text:p>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T-ebs</text:p>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26" office:value-type="string" calcext:value-type="string">
            <text:p>LC fit notes</text:p>
          </table:table-cell>
          <table:table-cell table:style-name="ce1" office:value-type="string" calcext:value-type="string">
            <text:p>phiS</text:p>
          </table:table-cell>
          <table:table-cell table:style-name="ce1" office:value-type="string" calcext:value-type="string">
            <text:p>Maven</text:p>
            <text:p>rA+rB</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26"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61"/>
        </table:table-row>
        <table:table-row table:style-name="ro2">
          <table:table-cell table:style-name="ce3" office:value-type="string" calcext:value-type="string">
            <text:p>0000737546</text:p>
          </table:table-cell>
          <table:table-cell table:style-name="ce8" office:value-type="float" office:value="0.568" calcext:value-type="float">
            <text:p>0.568</text:p>
          </table:table-cell>
          <table:table-cell table:style-name="ce8" office:value-type="float" office:value="1438.135292" calcext:value-type="float">
            <text:p>1438.135</text:p>
          </table:table-cell>
          <table:table-cell table:style-name="ce8" office:value-type="float" office:value="0.000162843" calcext:value-type="float">
            <text:p>0.000</text:p>
          </table:table-cell>
          <table:table-cell table:style-name="ce8" office:value-type="float" office:value="3.0677452" calcext:value-type="float">
            <text:p>3.068</text:p>
          </table:table-cell>
          <table:table-cell table:style-name="ce62" office:value-type="float" office:value="0.00009883433" calcext:value-type="float">
            <text:p>0.00009883433</text:p>
          </table:table-cell>
          <table:table-cell table:style-name="ce14"/>
          <table:table-cell table:style-name="ce77" office:value-type="float" office:value="1.251" calcext:value-type="float">
            <text:p>1.251</text:p>
          </table:table-cell>
          <table:table-cell table:style-name="ce21"/>
          <table:table-cell table:style-name="ce21" office:value-type="float" office:value="1" calcext:value-type="float">
            <text:p>1</text:p>
          </table:table-cell>
          <table:table-cell table:style-name="ce29" office:value-type="string" calcext:value-type="string">
            <text:p>Sector 5 @ 120 s. <text:s/>SAP; clear eclipses of ~0.4 &amp; ~0.05 mag and ellipsoidal variation.</text:p>
          </table:table-cell>
          <table:table-cell table:style-name="ce29" office:value-type="string" calcext:value-type="string">
            <text:p>Maven predicts rA+rB ~ 0.52.</text:p>
            <text:p>Test of S5 finds a fit with rA+rB~0.45, k~0.72 &amp; J~0.08. The resids show it to not be a great fit.</text:p>
          </table:table-cell>
          <table:table-cell table:style-name="ce100"/>
          <table:table-cell table:style-name="ce100" office:value-type="float" office:value="0.52" calcext:value-type="float">
            <text:p>0.52</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probably too close for good fit with jktebop</text:p>
          </table:table-cell>
          <table:table-cell table:style-name="ce29"/>
          <table:table-cell table:style-name="ce21"/>
          <table:table-cell table:number-columns-repeated="16363"/>
        </table:table-row>
        <table:table-row table:style-name="ro1">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 (&lt;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2"/>
          <table:table-cell table:style-name="ce13"/>
          <table:table-cell table:number-columns-repeated="16360"/>
        </table:table-row>
        <table:table-row table:style-name="ro1">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 (&lt;0.03)</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2"/>
          <table:table-cell table:style-name="ce13"/>
          <table:table-cell table:number-columns-repeated="16360"/>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of &gt; 0.3 mag. Possible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2"/>
          <table:table-cell table:style-name="ce13"/>
          <table:table-cell table:number-columns-repeated="16360"/>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lt; 0.01 mag. Possibly SD.</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2"/>
          <table:table-cell table:style-name="ce13"/>
          <table:table-cell table:number-columns-repeated="16360"/>
        </table:table-row>
        <table:table-row table:style-name="ro2">
          <table:table-cell table:style-name="ce3" office:value-type="string" calcext:value-type="string">
            <text:p>0007695666</text:p>
          </table:table-cell>
          <table:table-cell table:style-name="ce55" office:value-type="float" office:value="0.093" calcext:value-type="float">
            <text:p>0.093</text:p>
          </table:table-cell>
          <table:table-cell table:style-name="ce8" office:value-type="float" office:value="1429.243404" calcext:value-type="float">
            <text:p>1429.243</text:p>
          </table:table-cell>
          <table:table-cell table:style-name="ce8" office:value-type="float" office:value="0.0000396088" calcext:value-type="float">
            <text:p>0.000</text:p>
          </table:table-cell>
          <table:table-cell table:style-name="ce8" office:value-type="float" office:value="17.5537009" calcext:value-type="float">
            <text:p>17.554</text:p>
          </table:table-cell>
          <table:table-cell office:value-type="float" office:value="0.0009331045" calcext:value-type="float">
            <text:p>0.0009331045</text:p>
          </table:table-cell>
          <table:table-cell table:style-name="ce14"/>
          <table:table-cell table:style-name="ce77" office:value-type="float" office:value="1.717" calcext:value-type="float">
            <text:p>1.717</text:p>
          </table:table-cell>
          <table:table-cell table:style-name="ce21"/>
          <table:table-cell table:style-name="ce21" office:value-type="float" office:value="2" calcext:value-type="float">
            <text:p>2</text:p>
          </table:table-cell>
          <table:table-cell table:style-name="ce29" office:value-type="string" calcext:value-type="string">
            <text:p>Sectors 4 &amp; 5 show nice LCs with v deep eclipses of ~0.5 and ~0.4 mag. Secondary very early == highly eccentric.</text:p>
          </table:table-cell>
          <table:table-cell table:style-name="ce29" office:value-type="string" calcext:value-type="string">
            <text:p>Highly eccentric; phiS ~0.17.</text:p>
            <text:p>Test of S4+5 struggle to find any sort of usable fit.</text:p>
          </table:table-cell>
          <table:table-cell table:style-name="ce100" office:value-type="float" office:value="0.17" calcext:value-type="float">
            <text:p>0.17</text:p>
          </table:table-cell>
          <table:table-cell table:style-name="ce100"/>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eed to find a reliable LC fit</text:p>
          </table:table-cell>
          <table:table-cell table:style-name="ce29"/>
          <table:table-cell table:style-name="ce41" office:value-type="string" calcext:value-type="string">
            <text:p>N</text:p>
          </table:table-cell>
          <table:table-cell table:number-columns-repeated="16363"/>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lt;0.02 mag) and tess-ebs ephemeris appears incorrect</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how eclipses of ~0.5 and ~0.05 mag. Strong ellipsoidal effect hints at very close system.</text:p>
          </table:table-cell>
          <table:table-cell table:style-name="ce28" office:value-type="string" calcext:value-type="string">
            <text:p>Maven predicts rA+rB ~ 0.5.</text:p>
            <text:p>Unable to get close fits with jktebop; rA+rB ~ 0.56.</text:p>
          </table:table-cell>
          <table:table-cell table:style-name="ce101"/>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nd v. shallow eclipses (&lt;0.05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2">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text:p>
          </table:table-cell>
          <table:table-cell table:style-name="ce29" office:value-type="string" calcext:value-type="string">
            <text:p>Maven predicts rA+rB ~ 0.46.</text:p>
            <text:p>Test of S5 quickly fits, but resids show it is not close. rA+rB ~ 0.5</text:p>
          </table:table-cell>
          <table:table-cell table:style-name="ce100"/>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style-name="ce21"/>
          <table:table-cell table:number-columns-repeated="16363"/>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office:value-type="string" calcext:value-type="string">
            <text:p>In Gaia TBOSB (per=0.672384)</text:p>
          </table:table-cell>
          <table:table-cell table:style-name="ce16"/>
          <table:table-cell table:number-columns-repeated="16363"/>
        </table:table-row>
        <table:table-row table:style-name="ro1">
          <table:table-cell table:style-name="ce3" office:value-type="string" calcext:value-type="string">
            <text:p>0013957444</text:p>
          </table:table-cell>
          <table:table-cell table:style-name="ce8" office:value-type="float" office:value="0.257" calcext:value-type="float">
            <text:p>0.257</text:p>
          </table:table-cell>
          <table:table-cell table:style-name="ce8" office:value-type="float" office:value="1441.439086" calcext:value-type="float">
            <text:p>1441.439</text:p>
          </table:table-cell>
          <table:table-cell table:style-name="ce8" office:value-type="float" office:value="0.0000779395" calcext:value-type="float">
            <text:p>0.000</text:p>
          </table:table-cell>
          <table:table-cell table:style-name="ce8" office:value-type="float" office:value="3.7404363" calcext:value-type="float">
            <text:p>3.740</text:p>
          </table:table-cell>
          <table:table-cell table:style-name="ce62" office:value-type="float" office:value="0.000001056554" calcext:value-type="float">
            <text:p>0.000001056554</text:p>
          </table:table-cell>
          <table:table-cell table:style-name="ce14"/>
          <table:table-cell table:style-name="ce80" office:value-type="float" office:value="14.443" calcext:value-type="float">
            <text:p>14.443</text:p>
          </table:table-cell>
          <table:table-cell table:style-name="ce21" office:value-type="string" calcext:value-type="string">
            <text:p>F6V</text:p>
          </table:table-cell>
          <table:table-cell table:style-name="ce21" office:value-type="float" office:value="2" calcext:value-type="float">
            <text:p>2</text:p>
          </table:table-cell>
          <table:table-cell table:style-name="ce29" office:value-type="string" calcext:value-type="string">
            <text:p>S 5 &amp; 32 have prim of ~0.1 &amp; sec &lt;0.02 mag</text:p>
          </table:table-cell>
          <table:table-cell table:style-name="ce29" office:value-type="string" calcext:value-type="string">
            <text:p>slightly ecc (phiS ~ 0.48).</text:p>
            <text:p>ebop maven preds out for k &amp; J.</text:p>
          </table:table-cell>
          <table:table-cell table:style-name="ce100" office:value-type="float" office:value="0.48" calcext:value-type="float">
            <text:p>0.48</text:p>
          </table:table-cell>
          <table:table-cell table:style-name="ce100"/>
          <table:table-cell table:style-name="ce33"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sec is too shallow</text:p>
          </table:table-cell>
          <table:table-cell table:style-name="ce29"/>
          <table:table-cell table:style-name="ce21"/>
          <table:table-cell table:number-columns-repeated="16363"/>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 of ~0.015 &amp; ~0.005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 of &lt;0.005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prim ~0.7 &amp; sec 0.1 mag with pronounced ellipsoidal variation.</text:p>
          </table:table-cell>
          <table:table-cell table:style-name="ce27" office:value-type="string" calcext:value-type="string">
            <text:p>Maven predicts rA+rB ~ 0.49.</text:p>
            <text:p>Test fit fails to find a good fit (poor fit to eclipses seen in the resids).</text:p>
          </table:table-cell>
          <table:table-cell table:style-name="ce102"/>
          <table:table-cell table:style-name="ce102" office:value-type="float" office:value="0.49" calcext:value-type="float">
            <text:p>0.49</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16"/>
          <table:table-cell table:number-columns-repeated="16363"/>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28" office:value-type="string" calcext:value-type="string">
            <text:p>Maven predicts rA+rB ~ 0.52</text:p>
          </table:table-cell>
          <table:table-cell table:style-name="ce101"/>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nd trouble fitting S61</text:p>
          </table:table-cell>
          <table:table-cell table:style-name="ce29" office:value-type="string" calcext:value-type="string">
            <text:p>shallow secondary is mitigated by being total</text:p>
          </table:table-cell>
          <table:table-cell table:style-name="ce41" office:value-type="string" calcext:value-type="string">
            <text:p>N</text:p>
          </table:table-cell>
          <table:table-cell table:number-columns-repeated="16363"/>
        </table:table-row>
        <table:table-row table:style-name="ro4">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of ~0.02 mag. Secondary is negligible or we need to consider per of 2*tess-ebs value.</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28"/>
          <table:table-cell table:style-name="ce101" table:number-columns-repeated="2"/>
          <table:table-cell table:style-name="ce32"/>
          <table:table-cell table:number-columns-repeated="3"/>
          <table:table-cell office:value-type="string" calcext:value-type="string">
            <text:p>too difficult</text:p>
          </table:table-cell>
          <table:table-cell/>
          <table:table-cell table:style-name="ce16"/>
          <table:table-cell table:number-columns-repeated="16363"/>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 of ~0.001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41" office:value-type="string" calcext:value-type="string">
            <text:p>N</text:p>
          </table:table-cell>
          <table:table-cell table:number-columns-repeated="16363"/>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2">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of ~0.005 &amp; ~0.0025 mag. <text:span text:style-name="T1">Semi-detached</text:span> or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office:value-type="string" calcext:value-type="string">
            <text:p>In Gaia TBOSB (per=2.740285)</text:p>
          </table:table-cell>
          <table:table-cell table:style-name="ce22"/>
          <table:table-cell table:number-columns-repeated="16363"/>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3"/>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3"/>
        </table:table-row>
        <table:table-row table:style-name="ro2">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of ~0.01 mag. Either sec is negligible or per is 2*tess-ebs value.</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3"/>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1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3"/>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3"/>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3"/>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3"/>
        </table:table-row>
        <table:table-row table:style-name="ro1">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of ~0.25 and &lt;0.05 mag. Likely </text:span><text:span text:style-name="T3">semi-detached.</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3"/>
        </table:table-row>
        <table:table-row table:style-name="ro1">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 (&lt;0.02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3"/>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of &gt;0.6 mag. Either v. v. shallow sec or period is double TESS-ebs</text:p>
          </table:table-cell>
          <table:table-cell table:style-name="ce29" office:value-type="string" calcext:value-type="string">
            <text:p>Test of S5, 6, 7 with quad detrend and LD params based on teff=5600, logg=4 finds fits with mean rA+rB~0.2, k~1.1, J~1.0 &amp; LR~1.15. </text:p>
          </table:table-cell>
          <table:table-cell table:style-name="ce100" table:number-columns-repeated="2"/>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office:value-type="string" calcext:value-type="string">
            <text:p>In Gaia TBOSB (period 1.655498 d is wrong)</text:p>
          </table:table-cell>
          <table:table-cell table:style-name="ce117" office:value-type="string" calcext:value-type="string">
            <text:p>N</text:p>
          </table:table-cell>
          <table:table-cell table:number-columns-repeated="16363"/>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117" office:value-type="string" calcext:value-type="string">
            <text:p>N</text:p>
          </table:table-cell>
          <table:table-cell table:number-columns-repeated="16363"/>
        </table:table-row>
        <table:table-row table:style-name="ro5">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29"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100"/>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117" office:value-type="string" calcext:value-type="string">
            <text:p>N</text:p>
          </table:table-cell>
          <table:table-cell table:number-columns-repeated="16363"/>
        </table:table-row>
        <table:table-row table:style-name="ro2">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Eclipses of ~0.3 &amp; ~0.1 mag and strong ellipsoidal effect + some variability. Very close or <text:span text:style-name="T1">semi-detached</text:span></text:p>
          </table:table-cell>
          <table:table-cell table:style-name="ce28" office:value-type="string" calcext:value-type="string">
            <text:p>Maven predicts rA+rB ~ 0.5</text:p>
          </table:table-cell>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3"/>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3"/>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22"/>
          <table:table-cell table:number-columns-repeated="16363"/>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28" office:value-type="string" calcext:value-type="string">
            <text:p>ebop maven gives rA+rB ~ 0.56 and test fits back this up</text:p>
          </table:table-cell>
          <table:table-cell table:style-name="ce101"/>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22"/>
          <table:table-cell table:number-columns-repeated="16363"/>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3"/>
        </table:table-row>
        <table:table-row table:style-name="ro1">
          <table:table-cell table:style-name="ce3" office:value-type="string" calcext:value-type="string">
            <text:p>0031810287</text:p>
          </table:table-cell>
          <table:table-cell table:style-name="ce8" office:value-type="float" office:value="0.233" calcext:value-type="float">
            <text:p>0.233</text:p>
          </table:table-cell>
          <table:table-cell table:style-name="ce8" office:value-type="float" office:value="1519.989686" calcext:value-type="float">
            <text:p>1519.990</text:p>
          </table:table-cell>
          <table:table-cell table:style-name="ce8" office:value-type="float" office:value="0.000116182" calcext:value-type="float">
            <text:p>0.000</text:p>
          </table:table-cell>
          <table:table-cell table:style-name="ce8" office:value-type="float" office:value="4.7615506" calcext:value-type="float">
            <text:p>4.762</text:p>
          </table:table-cell>
          <table:table-cell table:style-name="ce62" office:value-type="float" office:value="0.0000006801925" calcext:value-type="float">
            <text:p>0.0000006801925</text:p>
          </table:table-cell>
          <table:table-cell table:style-name="ce21"/>
          <table:table-cell table:style-name="ce77" office:value-type="float" office:value="1.071" calcext:value-type="float">
            <text:p>1.071</text:p>
          </table:table-cell>
          <table:table-cell table:style-name="ce21"/>
          <table:table-cell table:style-name="ce21" office:value-type="float" office:value="6" calcext:value-type="float">
            <text:p>6</text:p>
          </table:table-cell>
          <table:table-cell table:style-name="ce29" office:value-type="string" calcext:value-type="string">
            <text:p>Slow variability and eclipses of ~0.35 mag &amp; sec 0.05 mag.</text:p>
          </table:table-cell>
          <table:table-cell table:style-name="ce29" office:value-type="string" calcext:value-type="string">
            <text:p>ebop maven preds hint at evolved B star (k&gt;1 &amp; J&lt;&lt;1).</text:p>
            <text:p>Cannot get a good fit (S8 or 36).</text:p>
          </table:table-cell>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woulld like to include this – more work on jktebop fitting</text:p>
          </table:table-cell>
          <table:table-cell table:style-name="ce29"/>
          <table:table-cell table:style-name="ce22"/>
          <table:table-cell table:number-columns-repeated="16363"/>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 of ~0.03 &amp; ~0.02 mag.</text:p>
          </table:table-cell>
          <table:table-cell table:style-name="ce28" office:value-type="string" calcext:value-type="string">
            <text:p>Secondary appears deeper so ephemeris may need correcting.</text:p>
          </table:table-cell>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Eclipses of ~0.12 &amp; sec ~0.02 mag + variability between eclipses and flares.</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32702481</text:p>
          </table:table-cell>
          <table:table-cell table:style-name="ce6" office:value-type="float" office:value="0.339" calcext:value-type="float">
            <text:p>0.339</text:p>
          </table:table-cell>
          <table:table-cell table:style-name="ce6" office:value-type="float" office:value="1438.351494" calcext:value-type="float">
            <text:p>1438.351</text:p>
          </table:table-cell>
          <table:table-cell table:style-name="ce6" office:value-type="float" office:value="0.0061095" calcext:value-type="float">
            <text:p>0.006</text:p>
          </table:table-cell>
          <table:table-cell table:style-name="ce6" office:value-type="float" office:value="1.8977979" calcext:value-type="float">
            <text:p>1.898</text:p>
          </table:table-cell>
          <table:table-cell office:value-type="float" office:value="0.0000157613" calcext:value-type="float">
            <text:p>0.0000157613</text:p>
          </table:table-cell>
          <table:table-cell/>
          <table:table-cell table:style-name="ce76" office:value-type="float" office:value="1.103" calcext:value-type="float">
            <text:p>1.103</text:p>
          </table:table-cell>
          <table:table-cell office:value-type="string" calcext:value-type="string">
            <text:p>G8V</text:p>
          </table:table-cell>
          <table:table-cell office:value-type="float" office:value="5" calcext:value-type="float">
            <text:p>5</text:p>
          </table:table-cell>
          <table:table-cell table:style-name="ce28" office:value-type="string" calcext:value-type="string">
            <text:p>Variability (starspots?). Eclipses of ~0.3 <text:s/>&amp; sec 0.1 mag.</text:p>
          </table:table-cell>
          <table:table-cell table:style-name="ce28"/>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there are easier targets</text:p>
          </table:table-cell>
          <table:table-cell/>
          <table:table-cell table:style-name="ce16"/>
          <table:table-cell table:number-columns-repeated="16363"/>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eclipses of ~0.17 &amp; sec ~0.15 mag. Moderate noise and occasional flare.</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103"/>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style-name="ce16"/>
          <table:table-cell table:style-name="ce45" office:value-type="string" calcext:value-type="string">
            <text:p>JustesenAlbrecht21apj</text:p>
          </table:table-cell>
          <table:table-cell office:value-type="string" calcext:value-type="string">
            <text:p>J+A gives k ~ 0.65, a/R1 ~ 29.035, inc ~ 88.235, LR ~ 0.326, teffs ~ 3002 &amp; 2883</text:p>
          </table:table-cell>
          <table:table-cell table:number-columns-repeated="16361"/>
        </table:table-row>
        <table:table-row table:style-name="ro1">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Shallow eclipses of ~0.05 mag + flares. Also T0 looks out.</text:p>
          </table:table-cell>
          <table:table-cell table:style-name="ce28" office:value-type="string" calcext:value-type="string">
            <text:p>T0 incorrect</text:p>
          </table:table-cell>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Eclipses of ~0.10 &amp; ~0.03 mag. Large amount of variability in LC between sectors.</text:p>
          </table:table-cell>
          <table:table-cell table:style-name="ce28" office:value-type="string" calcext:value-type="string">
            <text:p>Maven predicts rA+rB ~ 0.44</text:p>
          </table:table-cell>
          <table:table-cell table:style-name="ce101"/>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table-cell table:style-name="ce16"/>
          <table:table-cell table:number-columns-repeated="16363"/>
        </table:table-row>
        <table:table-row table:style-name="ro1">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Eclipses of ~0.35 &amp; 0.05 mag and strong ellipsoidal effect.  Likely <text:span text:style-name="T1">SD</text:span></text:p>
          </table:table-cell>
          <table:table-cell table:style-name="ce28" office:value-type="string" calcext:value-type="string">
            <text:p>Maven predicts rA+rB ~ 0.6</text:p>
          </table:table-cell>
          <table:table-cell table:style-name="ce101"/>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103" office:value-type="float" office:value="0.55" calcext:value-type="float">
            <text:p>0.55</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Radii of ~1.7 &amp; 0.5, and masses ~1.3 &amp; 0.43.</text:p>
          </table:table-cell>
          <table:table-cell table:style-name="ce16"/>
          <table:table-cell table:style-name="ce45" office:value-type="string" calcext:value-type="string">
            <text:p>JustesenAlbrecht21apj</text:p>
          </table:table-cell>
          <table:table-cell office:value-type="string" calcext:value-type="string">
            <text:p>J+A gives k ~ 0.306, a/R1 ~ 21.64, inc ~ 89.043, LR ~ 0.00405, teffs ~ 6306 &amp; 3118</text:p>
          </table:table-cell>
          <table:table-cell table:number-columns-repeated="16361"/>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of ~0.05 &amp; ~0.02. Possible source of L3 nearby.</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 of ~0.01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29" office:value-type="string" calcext:value-type="string">
            <text:p>When fitting lots of variation between sectors. Need to treat Lcs – flattening.</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style-name="ce16"/>
          <table:table-cell table:number-columns-repeated="16363"/>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28" office:value-type="string" calcext:value-type="string">
            <text:p>test fit S6 &amp; 7 combined not good.</text:p>
            <text:p>Needs work to “remove” variability.</text:p>
          </table:table-cell>
          <table:table-cell table:style-name="ce101" table:number-columns-repeated="2"/>
          <table:table-cell table:style-name="ce32"/>
          <table:table-cell table:number-columns-repeated="3"/>
          <table:table-cell office:value-type="string" calcext:value-type="string">
            <text:p>shallow and complications</text:p>
          </table:table-cell>
          <table:table-cell/>
          <table:table-cell table:style-name="ce16"/>
          <table:table-cell table:number-columns-repeated="16363"/>
        </table:table-row>
        <table:table-row table:style-name="ro2">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4"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29" office:value-type="string" calcext:value-type="string">
            <text:p>Maven predicts rA+rB ~ 0.47.</text:p>
            <text:p>Test fit of S2 finds similar albeit with suspect resids on eclipses.</text:p>
          </table:table-cell>
          <table:table-cell table:style-name="ce100"/>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office:value-type="string" calcext:value-type="string">
            <text:p>In Gaia TBOSB (per=2.085)</text:p>
          </table:table-cell>
          <table:table-cell table:style-name="ce16"/>
          <table:table-cell table:number-columns-repeated="16363"/>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of ~0.01 mag. Either v.v. shallow sec or need to double TESS-ebs period.</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28"/>
          <table:table-cell table:style-name="ce101" table:number-columns-repeated="2"/>
          <table:table-cell table:style-name="ce32"/>
          <table:table-cell table:number-columns-repeated="5"/>
          <table:table-cell table:style-name="ce16"/>
          <table:table-cell table:number-columns-repeated="16363"/>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28" office:value-type="string" calcext:value-type="string">
            <text:p>will need lots of work</text:p>
          </table:table-cell>
          <table:table-cell table:style-name="ce101" table:number-columns-repeated="2"/>
          <table:table-cell table:style-name="ce32"/>
          <table:table-cell table:number-columns-repeated="3"/>
          <table:table-cell office:value-type="string" calcext:value-type="string">
            <text:p>shallow and no clear secondary</text:p>
          </table:table-cell>
          <table:table-cell/>
          <table:table-cell table:style-name="ce16"/>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style-name="ce16"/>
          <table:table-cell table:number-columns-repeated="16363"/>
        </table:table-row>
        <table:table-row table:style-name="ro1">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S6 &amp; S7 are noisy with v. shallow eclipses ~0.02 &amp; &lt; 0.01 mag</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office:value-type="string" calcext:value-type="string">
            <text:p>Nothing from Gaia</text:p>
          </table:table-cell>
          <table:table-cell table:style-name="ce16"/>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office:value-type="string" calcext:value-type="string">
            <text:p>In Gaia TBOSB (per=0.617)</text:p>
          </table:table-cell>
          <table:table-cell table:style-name="ce16"/>
          <table:table-cell table:number-columns-repeated="16363"/>
        </table:table-row>
        <table:table-row table:style-name="ro2">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0.01 mag). <text:s/>Either v.v. shallow sec or need to double TESS-ebs period.</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 of ~0.03 mag + variability (spots). <text:s/>Cannot see a secondary.</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28" office:value-type="string" calcext:value-type="string">
            <text:p>will need lots of work</text:p>
          </table:table-cell>
          <table:table-cell table:style-name="ce101" table:number-columns-repeated="2"/>
          <table:table-cell table:number-columns-repeated="3"/>
          <table:table-cell office:value-type="string" calcext:value-type="string">
            <text:p>possible</text:p>
          </table:table-cell>
          <table:table-cell/>
          <table:table-cell office:value-type="string" calcext:value-type="string">
            <text:p>Nothing from Gaia</text:p>
          </table:table-cell>
          <table:table-cell table:style-name="ce16"/>
          <table:table-cell table:number-columns-repeated="16363"/>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both ~0.1 mag + flares. Slight variation between sectors. pdcsap helps with distortions.</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style-name="ce16"/>
          <table:table-cell table:number-columns-repeated="16363"/>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 of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amp;7, 33&amp;34. Shallow eclipses (~0.01 mag) <text:s/>and variability.</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0.01 mag) <text:s/>and variability.</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5">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amp;7 and 33&amp;34. Shallow prim (~0.04) and sec (~0.025 mag). First set cleaner and include 1*prim and 2*sec eclipses. Some slow variability between eclipses.</text:p>
          </table:table-cell>
          <table:table-cell table:style-name="ce27" office:value-type="string" calcext:value-type="string">
            <text:p>Shallow eclipses.</text:p>
            <text:p>Test fit not at all good. Lcs may need flattening.</text:p>
          </table:table-cell>
          <table:table-cell table:style-name="ce102" table:number-columns-repeated="2"/>
          <table:table-cell table:style-name="ce31"/>
          <table:table-cell table:style-name="ce22" table:number-columns-repeated="2"/>
          <table:table-cell table:style-name="ce35" office:value-type="string" calcext:value-type="string">
            <text:p>possible</text:p>
          </table:table-cell>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style-name="ce16"/>
          <table:table-cell table:number-columns-repeated="16363"/>
        </table:table-row>
        <table:table-row table:style-name="ro2">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0.03 mag). Either negligible sec or 2*TESS-ebs period.</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0.01 mag). Suspect TESS-ebs ephemeris.</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of ~0.23 &amp; ~0.20 mag. Stochastic variability evident. Suspect TESS-ebs ephermeris.</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67" calcext:value-type="float">
            <text:p>0.67</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Cakirli+2025</text:span></text:p>
          </table:table-cell>
          <table:table-cell table:style-name="ce16"/>
          <table:table-cell table:style-name="ce46" office:value-type="string" calcext:value-type="string">
            <text:p><text:a xlink:href="https://doi.org/10.1093/mnras/staf1697" xlink:type="simple">https://doi.org/10.1093/mnras/staf1697</text:a></text:p>
          </table:table-cell>
          <table:table-cell table:number-columns-repeated="16362"/>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of ~0.09 and ~0.08 mag. Suspect tess-ebs ephemeris; need to double period and switch t0.</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office:value-type="string" calcext:value-type="string">
            <text:p>In Gaia TBOSB (per=3.958969)</text:p>
          </table:table-cell>
          <table:table-cell table:style-name="ce16"/>
          <table:table-cell table:number-columns-repeated="16363"/>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28" office:value-type="string" calcext:value-type="string">
            <text:p>Test fit with S30-39 combined. Not a good fit. Will take some effort to get this to work.</text:p>
          </table:table-cell>
          <table:table-cell table:style-name="ce101" table:number-columns-repeated="2"/>
          <table:table-cell office:value-type="string" calcext:value-type="string">
            <text:p>Y</text:p>
          </table:table-cell>
          <table:table-cell table:number-columns-repeated="3"/>
          <table:table-cell office:value-type="string" calcext:value-type="string">
            <text:p>too shallow</text:p>
          </table:table-cell>
          <table:table-cell/>
          <table:table-cell table:style-name="ce16"/>
          <table:table-cell table:number-columns-repeated="16363"/>
        </table:table-row>
        <table:table-row table:style-name="ro2">
          <table:table-cell table:style-name="ce3" office:value-type="string" calcext:value-type="string">
            <text:p>0055404385</text:p>
          </table:table-cell>
          <table:table-cell table:style-name="ce8" office:value-type="float" office:value="0.324" calcext:value-type="float">
            <text:p>0.324</text:p>
          </table:table-cell>
          <table:table-cell table:style-name="ce8" office:value-type="float" office:value="1571.81904" calcext:value-type="float">
            <text:p>1571.819</text:p>
          </table:table-cell>
          <table:table-cell table:style-name="ce8" office:value-type="float" office:value="0.0000306645" calcext:value-type="float">
            <text:p>0.000</text:p>
          </table:table-cell>
          <table:table-cell table:style-name="ce8" office:value-type="float" office:value="2.9520513" calcext:value-type="float">
            <text:p>2.952</text:p>
          </table:table-cell>
          <table:table-cell office:value-type="float" office:value="0.000000232347" calcext:value-type="float">
            <text:p>0.000000232347</text:p>
          </table:table-cell>
          <table:table-cell table:style-name="ce15" office:value-type="string" calcext:value-type="string">
            <text:p>AR Dor</text:p>
          </table:table-cell>
          <table:table-cell table:style-name="ce77" office:value-type="float" office:value="1.066" calcext:value-type="float">
            <text:p>1.066</text:p>
          </table:table-cell>
          <table:table-cell table:style-name="ce21" office:value-type="string" calcext:value-type="string">
            <text:p>F5V</text:p>
          </table:table-cell>
          <table:table-cell table:style-name="ce21" office:value-type="float" office:value="37" calcext:value-type="float">
            <text:p>37</text:p>
          </table:table-cell>
          <table:table-cell table:style-name="ce29" office:value-type="string" calcext:value-type="string">
            <text:p>Clear eclipses ~0.12 &amp; sec ~0.04 mag. Some variability (starspots?).</text:p>
          </table:table-cell>
          <table:table-cell table:style-name="ce29" office:value-type="string" calcext:value-type="string">
            <text:p>Maven predicts rA+rB ~ 0.22 for S2.</text:p>
            <text:p>Test of S2 (with warnings) finds fit which hints at evolved secondary; k ~ 2 and J ~ 0.4</text:p>
          </table:table-cell>
          <table:table-cell table:style-name="ce100"/>
          <table:table-cell table:style-name="ce100" office:value-type="float" office:value="0.22" calcext:value-type="float">
            <text:p>0.22</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shallow</text:p>
          </table:table-cell>
          <table:table-cell table:style-name="ce29"/>
          <table:table-cell table:style-name="ce16"/>
          <table:table-cell table:number-columns-repeated="16363"/>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of ~0.5 and sec ~0.4 mag. Lots of sectors to select from.</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103" office:value-type="float" office:value="0.46" calcext:value-type="float">
            <text:p>0.46</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In Gaia TBOSB (per=14.901320)</text:p>
            <text:p>Quickfit gives teffs both ~5900, radii 1.13 &amp; 1.14, masses both ~ 1.06, and log(age) ~ 9.51</text:p>
            <text:p>Flattening may improve LC fit further</text:p>
          </table:table-cell>
          <table:table-cell table:style-name="ce42" office:value-type="string" calcext:value-type="string">
            <text:p>Y</text:p>
          </table:table-cell>
          <table:table-cell office:value-type="string" calcext:value-type="string">
            <text:p>2021A&amp;A...649A.109G</text:p>
          </table:table-cell>
          <table:table-cell table:number-columns-repeated="16362"/>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28" office:value-type="string" calcext:value-type="string">
            <text:p>LCs will likely require flattening.</text:p>
          </table:table-cell>
          <table:table-cell table:style-name="ce101" table:number-columns-repeated="2"/>
          <table:table-cell table:number-columns-repeated="3"/>
          <table:table-cell office:value-type="string" calcext:value-type="string">
            <text:p>possible</text:p>
          </table:table-cell>
          <table:table-cell table:number-columns-repeated="2"/>
          <table:table-cell table:style-name="ce16"/>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no Gaia dist</text:p>
          </table:table-cell>
          <table:table-cell table:style-name="ce22"/>
          <table:table-cell table:style-name="ce22" office:value-type="float" office:value="21" calcext:value-type="float">
            <text:p>21</text:p>
          </table:table-cell>
          <table:table-cell table:style-name="ce27" office:value-type="string" calcext:value-type="string">
            <text:p>Clear eclipses of ~0.06 &amp; ~0.02 mag + some noise but otherwise clean. Some phase shift of the eclipses in later sectors.</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table:table-cell table:style-name="ce102" office:value-type="float" office:value="0.23" calcext:value-type="float">
            <text:p>0.23</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office:value-type="string" calcext:value-type="string">
            <text:p>possible</text:p>
          </table:table-cell>
          <table:table-cell table:style-name="ce27" office:value-type="string" calcext:value-type="string">
            <text:p>too shallow</text:p>
          </table:table-cell>
          <table:table-cell table:style-name="ce27" office:value-type="string" calcext:value-type="string">
            <text:p>No distance in Gaia</text:p>
          </table:table-cell>
          <table:table-cell table:style-name="ce16"/>
          <table:table-cell table:number-columns-repeated="16363"/>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Eclipses of ~0.12 &amp; ~0.05 mag + strong ellipsoidal effect. Secondary may be total.</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table:table-cell table:style-name="ce101" office:value-type="float" office:value="0.48" calcext:value-type="float">
            <text:p>0.48</text:p>
          </table:table-cell>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4">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of ~0.02 mag and not clear where sec is. Later sectors &gt;60 show possible secondary but there seems to be more than one!</text:p>
          </table:table-cell>
          <table:table-cell table:style-name="ce28"/>
          <table:table-cell table:style-name="ce101" table:number-columns-repeated="2"/>
          <table:table-cell table:number-columns-repeated="3"/>
          <table:table-cell office:value-type="string" calcext:value-type="string">
            <text:p>possible</text:p>
          </table:table-cell>
          <table:table-cell/>
          <table:table-cell office:value-type="string" calcext:value-type="string">
            <text:p>There’s a lot going on here; too much for simple pipeline</text:p>
          </table:table-cell>
          <table:table-cell table:style-name="ce16"/>
          <table:table-cell table:number-columns-repeated="16363"/>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no DR3</text:p>
            <text:p>Parallax</text:p>
          </table:table-cell>
          <table:table-cell table:style-name="ce19"/>
          <table:table-cell table:style-name="ce19" office:value-type="float" office:value="26" calcext:value-type="float">
            <text:p>26</text:p>
          </table:table-cell>
          <table:table-cell table:style-name="ce30" office:value-type="string" calcext:value-type="string">
            <text:p>Clear deep eclipses, both ~0.25 &amp; ~0.24 mag.</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103"/>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style-name="ce16"/>
          <table:table-cell table:number-columns-repeated="16363"/>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of ~0.33 &amp; 0.30 mag, and some ellipsoidal effect. Likely apsidal motion as phase shift of +0.05 in S87.</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103"/>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In Gaia TBOSB (per=3.065064)</text:p>
            <text:p>Despite the high morph an easy fit.</text:p>
            <text:p>Quickfit give teffs ~ 6000, radii 1.7 &amp; 2.5, masses ~ 1.3, and log(age) ~ 9.3</text:p>
          </table:table-cell>
          <table:table-cell table:style-name="ce16"/>
          <table:table-cell table:style-name="ce45" office:value-type="string" calcext:value-type="string">
            <text:p>JustesenAlbrecht21apj</text:p>
          </table:table-cell>
          <table:table-cell office:value-type="string" calcext:value-type="string">
            <text:p>J+A gives k ~ 0.665, a/R_1 ~ 4.958, inc ~ 85.524, LR ~ 0.434, teffs ~ 6522, 6480 K</text:p>
          </table:table-cell>
          <table:table-cell table:number-columns-repeated="16361"/>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of ~0.35 &amp; 0.30 mag. Secondary eclipse may be total.</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103"/>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style-name="ce16"/>
          <table:table-cell table:number-columns-repeated="16363"/>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27" office:value-type="string" calcext:value-type="string">
            <text:p>Maven predicts rA+rB ~ 0.21.</text:p>
            <text:p>Tests of S7 with SAP or PDCSAP based LCs are wayward.</text:p>
          </table:table-cell>
          <table:table-cell table:style-name="ce102"/>
          <table:table-cell table:style-name="ce102" office:value-type="float" office:value="0.21" calcext:value-type="float">
            <text:p>0.21</text:p>
          </table:table-cell>
          <table:table-cell table:style-name="ce31" office:value-type="string" calcext:value-type="string">
            <text:p>Y</text:p>
          </table:table-cell>
          <table:table-cell table:style-name="ce22" table:number-columns-repeated="2"/>
          <table:table-cell table:style-name="ce35" office:value-type="string" calcext:value-type="string">
            <text:p>possible</text:p>
          </table:table-cell>
          <table:table-cell table:style-name="ce27" office:value-type="string" calcext:value-type="string">
            <text:p>proving rather difficult to fit</text:p>
          </table:table-cell>
          <table:table-cell table:style-name="ce27"/>
          <table:table-cell table:style-name="ce16"/>
          <table:table-cell table:number-columns-repeated="16363"/>
        </table:table-row>
        <table:table-row table:style-name="ro2">
          <table:table-cell table:style-name="ce2" office:value-type="string" calcext:value-type="string">
            <text:p>0066509654</text:p>
          </table:table-cell>
          <table:table-cell table:style-name="ce6" office:value-type="float" office:value="0.224" calcext:value-type="float">
            <text:p>0.224</text:p>
          </table:table-cell>
          <table:table-cell table:style-name="ce6" office:value-type="float" office:value="1491.241171" calcext:value-type="float">
            <text:p>1491.241</text:p>
          </table:table-cell>
          <table:table-cell table:style-name="ce6" office:value-type="float" office:value="0.000565978" calcext:value-type="float">
            <text:p>0.001</text:p>
          </table:table-cell>
          <table:table-cell table:style-name="ce6" office:value-type="float" office:value="5.289573" calcext:value-type="float">
            <text:p>5.290</text:p>
          </table:table-cell>
          <table:table-cell office:value-type="float" office:value="0.0001153249" calcext:value-type="float">
            <text:p>0.0001153249</text:p>
          </table:table-cell>
          <table:table-cell/>
          <table:table-cell table:style-name="ce76" office:value-type="float" office:value="1.154" calcext:value-type="float">
            <text:p>1.154</text:p>
          </table:table-cell>
          <table:table-cell/>
          <table:table-cell office:value-type="float" office:value="2" calcext:value-type="float">
            <text:p>2</text:p>
          </table:table-cell>
          <table:table-cell table:style-name="ce28" office:value-type="string" calcext:value-type="string">
            <text:p>S7 &amp; 61, Clear eclipses of ~0.15 mag + <text:s/>variability and flares. S7 distorted. Eclipse depths appear to differ over the two sectors.</text:p>
          </table:table-cell>
          <table:table-cell table:style-name="ce28" office:value-type="string" calcext:value-type="string">
            <text:p>Test of S61 finds gaussj errors. Fitting will need work.</text:p>
          </table:table-cell>
          <table:table-cell table:style-name="ce101" table:number-columns-repeated="2"/>
          <table:table-cell table:number-columns-repeated="3"/>
          <table:table-cell office:value-type="string" calcext:value-type="string">
            <text:p>possible</text:p>
          </table:table-cell>
          <table:table-cell table:style-name="ce27" office:value-type="string" calcext:value-type="string">
            <text:p>proving rather difficult to fit</text:p>
          </table:table-cell>
          <table:table-cell/>
          <table:table-cell table:style-name="ce16"/>
          <table:table-cell table:number-columns-repeated="16363"/>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of ~0.6 &amp; 0.2 mag + variability (starspots) although S7 is pretty consistent..</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style-name="ce103"/>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3"/>
          <table:table-cell table:style-name="ce45" office:value-type="string" calcext:value-type="string">
            <text:p>JustesenAlbrecht21apj</text:p>
          </table:table-cell>
          <table:table-cell office:value-type="string" calcext:value-type="string">
            <text:p>J+A gives k ~ 0.717, a/R_1 ~ 8.941, inc ~ 88.756, LR ~ 0.252, teffs ~ 6353 &amp; 5176 K</text:p>
          </table:table-cell>
          <table:table-cell table:number-columns-repeated="16361"/>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of ~0.25 &amp; ~0.15 mag with ellipsoidal effect. Small distorted region in S4. Very CW Eri like.</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style-name="ce103"/>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table:style-name="ce16"/>
          <table:table-cell table:style-name="ce45" office:value-type="string" calcext:value-type="string">
            <text:p>JustesenAlbrecht21apj</text:p>
          </table:table-cell>
          <table:table-cell office:value-type="string" calcext:value-type="string">
            <text:p>J+A gives k ~ 0.653, a/R_1 ~ 6.128, inc ~ 82.195, LR ~ 0.283, teffs ~ 7971 &amp; 6889 K</text:p>
          </table:table-cell>
          <table:table-cell table:number-columns-repeated="16361"/>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77703308</text:p>
          </table:table-cell>
          <table:table-cell table:style-name="ce6" office:value-type="float" office:value="0.526" calcext:value-type="float">
            <text:p>0.526</text:p>
          </table:table-cell>
          <table:table-cell table:style-name="ce6" office:value-type="float" office:value="1438.611434" calcext:value-type="float">
            <text:p>1438.611</text:p>
          </table:table-cell>
          <table:table-cell table:style-name="ce6" office:value-type="float" office:value="0.0000218922" calcext:value-type="float">
            <text:p>0.000</text:p>
          </table:table-cell>
          <table:table-cell table:style-name="ce7" office:value-type="float" office:value="0.7462729" calcext:value-type="float">
            <text:p>0.746</text:p>
          </table:table-cell>
          <table:table-cell office:value-type="float" office:value="0.000001288124" calcext:value-type="float">
            <text:p>0.000001288124</text:p>
          </table:table-cell>
          <table:table-cell/>
          <table:table-cell table:style-name="ce76" office:value-type="float" office:value="1.079" calcext:value-type="float">
            <text:p>1.079</text:p>
          </table:table-cell>
          <table:table-cell office:value-type="string" calcext:value-type="string">
            <text:p>G9V(e)</text:p>
          </table:table-cell>
          <table:table-cell office:value-type="float" office:value="1" calcext:value-type="float">
            <text:p>1</text:p>
          </table:table-cell>
          <table:table-cell table:style-name="ce28" office:value-type="string" calcext:value-type="string">
            <text:p>S5 has prim ~0.35 and sec ~0.1 mag. Distorted and likely too close for jktebop.</text:p>
          </table:table-cell>
          <table:table-cell table:style-name="ce28" office:value-type="string" calcext:value-type="string">
            <text:p>Maven predicts rA+rB ~ 0.42</text:p>
          </table:table-cell>
          <table:table-cell table:style-name="ce101"/>
          <table:table-cell table:style-name="ce101" office:value-type="float" office:value="0.42" calcext:value-type="float">
            <text:p>0.42</text:p>
          </table:table-cell>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1">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of ~0.075 mag but no clear sec.</text:p>
          </table:table-cell>
          <table:table-cell table:style-name="ce28"/>
          <table:table-cell table:style-name="ce101" table:number-columns-repeated="2"/>
          <table:table-cell table:number-columns-repeated="4"/>
          <table:table-cell office:value-type="string" calcext:value-type="string">
            <text:p>no obvious sec</text:p>
          </table:table-cell>
          <table:table-cell/>
          <table:table-cell table:style-name="ce16"/>
          <table:table-cell table:number-columns-repeated="16363"/>
        </table:table-row>
        <table:table-row table:style-name="ro1">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of ~0.03 mag but no clear sec.</text:p>
          </table:table-cell>
          <table:table-cell table:style-name="ce28"/>
          <table:table-cell table:style-name="ce101" table:number-columns-repeated="2"/>
          <table:table-cell table:number-columns-repeated="4"/>
          <table:table-cell office:value-type="string" calcext:value-type="string">
            <text:p>too shallow &amp; no obvious sec</text:p>
          </table:table-cell>
          <table:table-cell/>
          <table:table-cell table:style-name="ce16"/>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of ~0.1 mag, variation and flares (33).</text:p>
          </table:table-cell>
          <table:table-cell table:style-name="ce29" office:value-type="string" calcext:value-type="string">
            <text:p>Maven predicts rA+rB ~ 0.19 (7) &amp; ~0.15 (33).</text:p>
            <text:p>Test of S7 quickly finds a fit yielding rA+rB ~ 0.19, k ~ 0.93 &amp; J ~ 0.96</text:p>
          </table:table-cell>
          <table:table-cell table:style-name="ce100"/>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table-cell table:style-name="ce29" office:value-type="string" calcext:value-type="string">
            <text:p>need to flatten to get consistent fit to both</text:p>
          </table:table-cell>
          <table:table-cell table:style-name="ce16"/>
          <table:table-cell table:number-columns-repeated="16363"/>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of ~0.60 &amp; ~0.12 mag &amp; slow variation in Lcs.</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style-name="ce103"/>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style-name="ce16"/>
          <table:table-cell table:style-name="ce45" office:value-type="string" calcext:value-type="string">
            <text:p>JustesenAlbrecht21apj</text:p>
          </table:table-cell>
          <table:table-cell office:value-type="string" calcext:value-type="string">
            <text:p>J+A gives k ~ 0.661, a/R_1 ~ 19.93, inc ~ 89.564, LR ~ 0.135, teffs ~ 5379 &amp; 4105 K</text:p>
          </table:table-cell>
          <table:table-cell table:number-columns-repeated="16361"/>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 eclipses &lt;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28" office:value-type="string" calcext:value-type="string">
            <text:p>High ecc with phiS ~ 0.38.</text:p>
            <text:p>Test fit of S62 finds rA+rB ~ 0.29, k ~ 1.21 &amp; J ~ 5.78 !!!</text:p>
          </table:table-cell>
          <table:table-cell table:style-name="ce101" office:value-type="float" office:value="0.38" calcext:value-type="float">
            <text:p>0.38</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3"/>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Clear eclipses of ~0.4 &amp; ~0.26 mag. Eclipses have shifted between S7 &amp; 87.</text:p>
          </table:table-cell>
          <table:table-cell table:style-name="ce30" office:value-type="string" calcext:value-type="string">
            <text:p>ebop maven preds mean rA+rB ~ 0.26, k ~ 0.61 &amp; J ~ 0.74</text:p>
            <text:p>Test fits find mean rA+rB ~ 0.26, k ~ 0.66, J ~ 0.77, L3 ~ 0.11 &amp; LR ~ 0.33</text:p>
          </table:table-cell>
          <table:table-cell table:style-name="ce103"/>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style-name="ce16"/>
          <table:table-cell table:style-name="ce45" office:value-type="string" calcext:value-type="string">
            <text:p>JustesenAlbrecht21apj</text:p>
          </table:table-cell>
          <table:table-cell office:value-type="string" calcext:value-type="string">
            <text:p>J+A gives k ~ 0.6, A/R_1 ~ 6.35, inc ~ 87.96, LR ~ 0.325, teffs ~6363 &amp; 5865 K</text:p>
          </table:table-cell>
          <table:table-cell table:number-columns-repeated="16361"/>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Prim ~0.32 &amp; sec ~0.1 mag. Secondary eclipse likely total.</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style-name="ce103"/>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table:style-name="ce16"/>
          <table:table-cell table:style-name="ce45" office:value-type="string" calcext:value-type="string">
            <text:p>JustesenAlbrecht21apj</text:p>
          </table:table-cell>
          <table:table-cell office:value-type="string" calcext:value-type="string">
            <text:p>J+A gives k~0.557, a/R_1 ~ 4.574, inc 87.2, LR 0.116 &amp; teffs 30912 &amp; 16506 K</text:p>
          </table:table-cell>
          <table:table-cell table:number-columns-repeated="16361"/>
        </table:table-row>
        <table:table-row table:style-name="ro2">
          <table:table-cell table:style-name="ce2" office:value-type="string" calcext:value-type="string">
            <text:p>0080659292</text:p>
          </table:table-cell>
          <table:table-cell table:style-name="ce6" office:value-type="float" office:value="0.547" calcext:value-type="float">
            <text:p>0.547</text:p>
          </table:table-cell>
          <table:table-cell table:style-name="ce6" office:value-type="float" office:value="1491.799833" calcext:value-type="float">
            <text:p>1491.800</text:p>
          </table:table-cell>
          <table:table-cell table:style-name="ce6" office:value-type="float" office:value="0.0000116272" calcext:value-type="float">
            <text:p>0.000</text:p>
          </table:table-cell>
          <table:table-cell table:style-name="ce6" office:value-type="float" office:value="1.9925092" calcext:value-type="float">
            <text:p>1.993</text:p>
          </table:table-cell>
          <table:table-cell office:value-type="float" office:value="0.000004035862" calcext:value-type="float">
            <text:p>0.000004035862</text:p>
          </table:table-cell>
          <table:table-cell office:value-type="string" calcext:value-type="string">
            <text:p>AW Vel</text:p>
          </table:table-cell>
          <table:table-cell table:style-name="ce76" office:value-type="float" office:value="1.387" calcext:value-type="float">
            <text:p>1.387</text:p>
          </table:table-cell>
          <table:table-cell/>
          <table:table-cell office:value-type="float" office:value="4" calcext:value-type="float">
            <text:p>4</text:p>
          </table:table-cell>
          <table:table-cell table:style-name="ce28" office:value-type="string" calcext:value-type="string">
            <text:p>Deep prim of ~1.0 mag and sec of ~0.1 mag. <text:span text:style-name="T1">Pulsations</text:span>. Eclipses shift between S7+8 and S61+62</text:p>
          </table:table-cell>
          <table:table-cell table:style-name="ce28" office:value-type="string" calcext:value-type="string">
            <text:p>Test fit of S7 finds (with not-good-fit warning) <text:span text:style-name="T1">rA+rB ~ 0.5</text:span>, k ~ 0.82 &amp; J ~ 0.11</text:p>
          </table:table-cell>
          <table:table-cell table:style-name="ce101"/>
          <table:table-cell table:style-name="ce101" office:value-type="float" office:value="0.5" calcext:value-type="float">
            <text:p>0.50</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table:style-name="ce16"/>
          <table:table-cell table:number-columns-repeated="16363"/>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28"/>
          <table:table-cell table:style-name="ce101" table:number-columns-repeated="2"/>
          <table:table-cell table:number-columns-repeated="4"/>
          <table:table-cell office:value-type="string" calcext:value-type="string">
            <text:p>too complicated</text:p>
          </table:table-cell>
          <table:table-cell/>
          <table:table-cell table:style-name="ce16"/>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of ~0.025 and ~0.010 mag + noise + variability</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28" office:value-type="string" calcext:value-type="string">
            <text:p>likely need a lot of work to fit</text:p>
          </table:table-cell>
          <table:table-cell table:style-name="ce101" table:number-columns-repeated="2"/>
          <table:table-cell table:number-columns-repeated="4"/>
          <table:table-cell office:value-type="string" calcext:value-type="string">
            <text:p>too complicated</text:p>
          </table:table-cell>
          <table:table-cell/>
          <table:table-cell table:style-name="ce16"/>
          <table:table-cell table:number-columns-repeated="16363"/>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Eclipses of ~0.04 and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of ~0.05 &amp; 0.02 mag. Also possible apsidal motion as the eclipses have shifted between S7 to S61</text:p>
          </table:table-cell>
          <table:table-cell table:style-name="ce28" office:value-type="string" calcext:value-type="string">
            <text:p>Test of S7 finds a fit (with warning) yielding rA + rB ~ 0.35, k ~ 0.35 &amp; J ~ 0.005</text:p>
          </table:table-cell>
          <table:table-cell table:style-name="ce101"/>
          <table:table-cell table:style-name="ce101" office:value-type="float" office:value="0.35" calcext:value-type="float">
            <text:p>0.35</text:p>
          </table:table-cell>
          <table:table-cell table:number-columns-repeated="3"/>
          <table:table-cell office:value-type="string" calcext:value-type="string">
            <text:p>possible</text:p>
          </table:table-cell>
          <table:table-cell office:value-type="string" calcext:value-type="string">
            <text:p>shallow</text:p>
          </table:table-cell>
          <table:table-cell/>
          <table:table-cell table:style-name="ce16"/>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 of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 of ~0.008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 of ~0.04 &amp;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and eclipses of ~0.23 &amp; 0.02 mag (total)</text:p>
          </table:table-cell>
          <table:table-cell table:style-name="ce28" office:value-type="string" calcext:value-type="string">
            <text:p>May need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shallow</text:p>
          </table:table-cell>
          <table:table-cell/>
          <table:table-cell table:style-name="ce16"/>
          <table:table-cell table:number-columns-repeated="16363"/>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of ~0.69 &amp; 0.66 mag. S8 distorted after mid-sector break.</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style-name="ce103" office:value-type="float" office:value="0.4" calcext:value-type="float">
            <text:p>0.40</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table:style-name="ce16"/>
          <table:table-cell table:style-name="ce45" office:value-type="string" calcext:value-type="string">
            <text:p>JustesenAlbrecht21apj</text:p>
          </table:table-cell>
          <table:table-cell office:value-type="string" calcext:value-type="string">
            <text:p>J+A gives k ~ 0.923, a/R1 ~ 14.1, inc ~ 89.64, LR ~ 0.878, teffs ~ 11184 &amp; 11391</text:p>
          </table:table-cell>
          <table:table-cell table:number-columns-repeated="16361"/>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Shallow eclipses of ~0.02 &amp;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S6 has eclipses of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28" office:value-type="string" calcext:value-type="string">
            <text:p>Might work with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distorted</text:p>
          </table:table-cell>
          <table:table-cell office:value-type="string" calcext:value-type="string">
            <text:p>In Gaia TBOSB (per=4.210599)</text:p>
          </table:table-cell>
          <table:table-cell table:style-name="ce16"/>
          <table:table-cell table:number-columns-repeated="16363"/>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 of ~0.01 mag</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table-cell table:style-name="ce16"/>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 of ~0.06 &amp; ~0.02 mag with lots of stochastic variability.</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too shallow &amp; too much going on</text:p>
          </table:table-cell>
          <table:table-cell/>
          <table:table-cell table:style-name="ce16"/>
          <table:table-cell table:number-columns-repeated="16363"/>
        </table:table-row>
        <table:table-row table:style-name="ro1">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Eclipses of 0.01 &amp; 0.005 mag.</text:p>
          </table:table-cell>
          <table:table-cell table:style-name="ce28" office:value-type="string" calcext:value-type="string">
            <text:p>Likely need to double tess-ebs period</text:p>
          </table:table-cell>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table-cell table:style-name="ce16"/>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of ~0.46 &amp; ~0.45 mag with ellipsoidal effect.</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style-name="ce103"/>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table:style-name="ce16"/>
          <table:table-cell table:number-columns-repeated="16363"/>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eclipses of ~0.03 &amp;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Eclipses of ~0.15 &amp; ~0.075 mag and much variability (spots?). Will likely need flattening.</text:p>
          </table:table-cell>
          <table:table-cell table:style-name="ce29" office:value-type="string" calcext:value-type="string">
            <text:p>Test of S31 (lowish variability) finds fit with rA+rB ~ 0.08, k ~ 0.72 &amp; J ~ 0.30</text:p>
          </table:table-cell>
          <table:table-cell table:style-name="ce100"/>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style-name="ce16"/>
          <table:table-cell table:number-columns-repeated="16363"/>
        </table:table-row>
        <table:table-row table:style-name="ro1">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Eclipses of ~0.05 and ~0.03 mag and regular variability.</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too shallow &amp; too much going on</text:p>
          </table:table-cell>
          <table:table-cell/>
          <table:table-cell table:style-name="ce16"/>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of ~0.15 &amp; ~0.10 with strong ellipsoidal effect.</text:p>
          </table:table-cell>
          <table:table-cell table:style-name="ce28" office:value-type="string" calcext:value-type="string">
            <text:p>Test of S7 has ebop maven predicting k&gt;0.5 and jktebop struggles with fit</text:p>
          </table:table-cell>
          <table:table-cell table:style-name="ce101"/>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table-cell table:style-name="ce16"/>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of ~0.02 mag and strong systematics (use of PDCSAP helps with these).</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of ~0.02 mag and strong variability.</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table-cell table:style-name="ce16"/>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of ~0.22 &amp; ~0.18 mag with pronounced ellipsoidal effect.</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close for jktebop</text:p>
          </table:table-cell>
          <table:table-cell/>
          <table:table-cell table:style-name="ce16"/>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of ~0.28 &amp; ~0.06 mag. Secondary shallow but likely total.</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style-name="ce103"/>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style-name="ce16"/>
          <table:table-cell table:style-name="ce45" office:value-type="string" calcext:value-type="string">
            <text:p>JustesenAlbrecht21apj</text:p>
          </table:table-cell>
          <table:table-cell office:value-type="string" calcext:value-type="string">
            <text:p>J+A gives k ~ 0.462, a/R1 ~ 14.52, inc ~ 89.056, LR ~ 0.058, teffs 5532 &amp; 4089</text:p>
          </table:table-cell>
          <table:table-cell table:number-columns-repeated="16361"/>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eclipses of ~0.04 &amp; ~0.01 mag</text:p>
          </table:table-cell>
          <table:table-cell table:style-name="ce28" office:value-type="string" calcext:value-type="string">
            <text:p>Ecc with phiS~0.65.</text:p>
            <text:p>Test fit of S11-13 combined</text:p>
          </table:table-cell>
          <table:table-cell table:style-name="ce101" office:value-type="float" office:value="0.65" calcext:value-type="float">
            <text:p>0.65</text:p>
          </table:table-cell>
          <table:table-cell table:style-name="ce101"/>
          <table:table-cell table:number-columns-repeated="3"/>
          <table:table-cell office:value-type="string" calcext:value-type="string">
            <text:p>possible</text:p>
          </table:table-cell>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of ~0.33 &amp; 0.16 mag + variability &amp; systematics in Lcs (PDCSAP helps)</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office:value-type="float" office:value="0.65" calcext:value-type="float">
            <text:p>0.65</text:p>
          </table:table-cell>
          <table:table-cell table:style-name="ce102"/>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style-name="ce16"/>
          <table:table-cell table:number-columns-repeated="16363"/>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eclipses of ~0.03 &amp; ~0.01 mag and lots of variability</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t ~0.004 mag and need PDCSAP to handle systematics</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style-name="ce16"/>
          <table:table-cell table:number-columns-repeated="16363"/>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48920245</text:p>
          </table:table-cell>
          <table:table-cell table:style-name="ce6" office:value-type="float" office:value="0.373" calcext:value-type="float">
            <text:p>0.373</text:p>
          </table:table-cell>
          <table:table-cell table:style-name="ce6" office:value-type="float" office:value="1494.852613" calcext:value-type="float">
            <text:p>1494.853</text:p>
          </table:table-cell>
          <table:table-cell table:style-name="ce6" office:value-type="float" office:value="0.6853446" calcext:value-type="float">
            <text:p>0.685</text:p>
          </table:table-cell>
          <table:table-cell table:style-name="ce7" office:value-type="float" office:value="0.685" calcext:value-type="float">
            <text:p>0.685</text:p>
          </table:table-cell>
          <table:table-cell table:number-columns-repeated="2"/>
          <table:table-cell table:style-name="ce76" office:value-type="string" calcext:value-type="string">
            <text:p>not in DR3</text:p>
          </table:table-cell>
          <table:table-cell/>
          <table:table-cell office:value-type="float" office:value="3" calcext:value-type="float">
            <text:p>3</text:p>
          </table:table-cell>
          <table:table-cell table:style-name="ce28" office:value-type="string" calcext:value-type="string">
            <text:p>S7, 8 &amp; 61 (S8 distorted which PDCSAP fixes). <text:span text:style-name="T1">Very faint &amp; noisy</text:span>. Eclipses of ~0.5 mag but where’s the sec (double tess-ebs per?)</text:p>
          </table:table-cell>
          <table:table-cell table:style-name="ce28" office:value-type="string" calcext:value-type="string">
            <text:p>Test fit on S7 finds rA+rB ~ 0.15, k ~ 1.01 &amp; J ~ 3.01</text:p>
          </table:table-cell>
          <table:table-cell table:style-name="ce101"/>
          <table:table-cell table:style-name="ce101" office:value-type="float" office:value="0.15" calcext:value-type="float">
            <text:p>0.15</text:p>
          </table:table-cell>
          <table:table-cell office:value-type="string" calcext:value-type="string">
            <text:p>Y</text:p>
          </table:table-cell>
          <table:table-cell table:number-columns-repeated="2"/>
          <table:table-cell office:value-type="string" calcext:value-type="string">
            <text:p>possible</text:p>
          </table:table-cell>
          <table:table-cell office:value-type="string" calcext:value-type="string">
            <text:p>with so much noise can I trust the fit? Also no distance</text:p>
          </table:table-cell>
          <table:table-cell/>
          <table:table-cell table:style-name="ce16"/>
          <table:table-cell table:number-columns-repeated="16363"/>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49319411</text:p>
          </table:table-cell>
          <table:table-cell table:style-name="ce6" office:value-type="float" office:value="0.366" calcext:value-type="float">
            <text:p>0.366</text:p>
          </table:table-cell>
          <table:table-cell table:style-name="ce6" office:value-type="float" office:value="1492.443425" calcext:value-type="float">
            <text:p>1492.443</text:p>
          </table:table-cell>
          <table:table-cell table:style-name="ce6" office:value-type="float" office:value="0.000628783" calcext:value-type="float">
            <text:p>0.001</text:p>
          </table:table-cell>
          <table:table-cell table:style-name="ce6" office:value-type="float" office:value="4.7521262" calcext:value-type="float">
            <text:p>4.752</text:p>
          </table:table-cell>
          <table:table-cell office:value-type="float" office:value="0.000004380925" calcext:value-type="float">
            <text:p>0.000004380925</text:p>
          </table:table-cell>
          <table:table-cell/>
          <table:table-cell table:style-name="ce75" office:value-type="float" office:value="3.23" calcext:value-type="float">
            <text:p>3.230</text:p>
          </table:table-cell>
          <table:table-cell office:value-type="string" calcext:value-type="string">
            <text:p>ApSi</text:p>
          </table:table-cell>
          <table:table-cell office:value-type="float" office:value="3" calcext:value-type="float">
            <text:p>3</text:p>
          </table:table-cell>
          <table:table-cell table:style-name="ce28" office:value-type="string" calcext:value-type="string">
            <text:p>S7, 8 &amp; 61. Clear eclipses of ~0.20 &amp; ~0.18 mag. Distorted LC outside eclipses (reflection?).</text:p>
          </table:table-cell>
          <table:table-cell table:style-name="ce28" office:value-type="string" calcext:value-type="string">
            <text:p><text:span text:style-name="T2">Test fit of S7 (with not-good-fit warning) finds</text:span> rA+rB ~ 0.21, k ~ 1.28 &amp; J ~ 0.73 + reflection.</text:p>
          </table:table-cell>
          <table:table-cell table:style-name="ce101"/>
          <table:table-cell table:style-name="ce101" office:value-type="float" office:value="0.21" calcext:value-type="float">
            <text:p>0.21</text:p>
          </table:table-cell>
          <table:table-cell office:value-type="string" calcext:value-type="string">
            <text:p>Y</text:p>
          </table:table-cell>
          <table:table-cell table:number-columns-repeated="2"/>
          <table:table-cell office:value-type="string" calcext:value-type="string">
            <text:p>possible</text:p>
          </table:table-cell>
          <table:table-cell office:value-type="string" calcext:value-type="string">
            <text:p>may be too difficult to handle in pipeline</text:p>
          </table:table-cell>
          <table:table-cell/>
          <table:table-cell table:style-name="ce16"/>
          <table:table-cell table:number-columns-repeated="16363"/>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 of &lt;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29" office:value-type="string" calcext:value-type="string">
            <text:p>Test fit of S10 quickly finds rA+rB ~ 0.24, k ~ 0.97 &amp; J ~ 0.97</text:p>
          </table:table-cell>
          <table:table-cell table:style-name="ce100"/>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text:p>
          </table:table-cell>
          <table:table-cell table:style-name="ce29" office:value-type="string" calcext:value-type="string">
            <text:p>strong source of L3 nearby likely causing variability between sectors</text:p>
          </table:table-cell>
          <table:table-cell table:style-name="ce16"/>
          <table:table-cell table:style-name="ce45" office:value-type="string" calcext:value-type="string">
            <text:p>JustesenAlbrecht21apj</text:p>
          </table:table-cell>
          <table:table-cell office:value-type="string" calcext:value-type="string">
            <text:p>J+A gives k ~ 1.276, a/R1 ~ 9.51, inc ~ 87.64, LR ~ 1.56, teffs 6465 &amp; 6372</text:p>
          </table:table-cell>
          <table:table-cell table:number-columns-repeated="16361"/>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not in DR3</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not in DR3</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4">
          <table:table-cell table:style-name="ce2" office:value-type="string" calcext:value-type="string">
            <text:p>0150284425</text:p>
          </table:table-cell>
          <table:table-cell table:style-name="ce6" office:value-type="float" office:value="0.377" calcext:value-type="float">
            <text:p>0.377</text:p>
          </table:table-cell>
          <table:table-cell table:style-name="ce6" office:value-type="float" office:value="1491.992257" calcext:value-type="float">
            <text:p>1491.992</text:p>
          </table:table-cell>
          <table:table-cell table:style-name="ce6" office:value-type="float" office:value="0.000401898" calcext:value-type="float">
            <text:p>0.000</text:p>
          </table:table-cell>
          <table:table-cell table:style-name="ce6" office:value-type="float" office:value="3.0044462" calcext:value-type="float">
            <text:p>3.004</text:p>
          </table:table-cell>
          <table:table-cell office:value-type="float" office:value="0.000001797051" calcext:value-type="float">
            <text:p>0.000001797051</text:p>
          </table:table-cell>
          <table:table-cell table:style-name="ce22" office:value-type="string" calcext:value-type="string">
            <text:p>V397 Pup</text:p>
          </table:table-cell>
          <table:table-cell table:style-name="ce74" office:value-type="float" office:value="0.938" calcext:value-type="float">
            <text:p>0.938</text:p>
          </table:table-cell>
          <table:table-cell table:style-name="ce22" office:value-type="string" calcext:value-type="string">
            <text:p>B9V</text:p>
          </table:table-cell>
          <table:table-cell table:style-name="ce22" office:value-type="float" office:value="4" calcext:value-type="float">
            <text:p>4</text:p>
          </table:table-cell>
          <table:table-cell table:style-name="ce27" office:value-type="string" calcext:value-type="string">
            <text:p>S7,8,34 &amp; 61 (S8 distorted). Eclipses of ~0.2 &amp; ~0.05 mag. Interesting LC effect ahead of primary eclipse. S8 distorted after mid-sector break.</text:p>
          </table:table-cell>
          <table:table-cell table:style-name="ce27"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2" office:value-type="float" office:value="0.64" calcext:value-type="float">
            <text:p>0.64</text:p>
          </table:table-cell>
          <table:table-cell table:style-name="ce102" office:value-type="float" office:value="0.3" calcext:value-type="float">
            <text:p>0.30</text:p>
          </table:table-cell>
          <table:table-cell table:style-name="ce22" table:number-columns-repeated="3"/>
          <table:table-cell table:style-name="ce22" office:value-type="string" calcext:value-type="string">
            <text:p>possible</text:p>
          </table:table-cell>
          <table:table-cell table:style-name="ce38"/>
          <table:table-cell table:style-name="ce27" office:value-type="string" calcext:value-type="string">
            <text:p>struggles to fit the effect prior to pimary eclipse</text:p>
          </table:table-cell>
          <table:table-cell table:style-name="ce16"/>
          <table:table-cell table:number-columns-repeated="16363"/>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 of ~0.035 &amp; ~0.005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eclipses of ~0.05 &amp; ~0.03 mag</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table-cell table:style-name="ce16"/>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style-name="ce16"/>
          <table:table-cell table:number-columns-repeated="16363"/>
        </table:table-row>
        <table:table-row table:style-name="ro1">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21"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29" office:value-type="string" calcext:value-type="string">
            <text:p>Maven predicts rA+rB ~ 0.42 across S5, 68 &amp; 90. Test fit of S5 finds a fit with rA+rB~0.40, k~0.98 &amp; J~0.19</text:p>
          </table:table-cell>
          <table:table-cell table:style-name="ce100"/>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style-name="ce16"/>
          <table:table-cell table:number-columns-repeated="16363"/>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 &lt;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eclipses of ~0.6 &amp; 0.55 mag</text:p>
          </table:table-cell>
          <table:table-cell table:style-name="ce27" office:value-type="string" calcext:value-type="string">
            <text:p>Maven predicts mean rA+rB ~ 0.28. Test fits finds large differences between the two sectors</text:p>
          </table:table-cell>
          <table:table-cell table:style-name="ce102"/>
          <table:table-cell table:style-name="ce102" office:value-type="float" office:value="0.28" calcext:value-type="float">
            <text:p>0.28</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style-name="ce16"/>
          <table:table-cell table:number-columns-repeated="16363"/>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3"/>
          <table:table-cell table:style-name="ce103" office:value-type="float" office:value="0.17" calcext:value-type="float">
            <text:p>0.17</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style-name="ce16"/>
          <table:table-cell table:style-name="ce45" office:value-type="string" calcext:value-type="string">
            <text:p>JustesenAlbrecht21apj</text:p>
          </table:table-cell>
          <table:table-cell office:value-type="string" calcext:value-type="string">
            <text:p>J+A gives k ~ 0.42, a/R1 ~ 9.123, inc ~ 83.913, LR ~ 0.130, teffs 6030 &amp; 5517</text:p>
          </table:table-cell>
          <table:table-cell table:number-columns-repeated="16361"/>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ome systematic distortions and eclipses of ~0.04 &amp;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153742549</text:p>
          </table:table-cell>
          <table:table-cell table:style-name="ce6" office:value-type="float" office:value="0.309" calcext:value-type="float">
            <text:p>0.309</text:p>
          </table:table-cell>
          <table:table-cell table:style-name="ce6" office:value-type="float" office:value="1411.906591" calcext:value-type="float">
            <text:p>1411.907</text:p>
          </table:table-cell>
          <table:table-cell table:style-name="ce6" office:value-type="float" office:value="0.00543322" calcext:value-type="float">
            <text:p>0.005</text:p>
          </table:table-cell>
          <table:table-cell table:style-name="ce6" office:value-type="float" office:value="6.0704815" calcext:value-type="float">
            <text:p>6.070</text:p>
          </table:table-cell>
          <table:table-cell office:value-type="float" office:value="0.00003502321" calcext:value-type="float">
            <text:p>0.00003502321</text:p>
          </table:table-cell>
          <table:table-cell/>
          <table:table-cell table:style-name="ce75" office:value-type="float" office:value="4.074" calcext:value-type="float">
            <text:p>4.074</text:p>
          </table:table-cell>
          <table:table-cell/>
          <table:table-cell office:value-type="float" office:value="4" calcext:value-type="float">
            <text:p>4</text:p>
          </table:table-cell>
          <table:table-cell table:style-name="ce28" office:value-type="string" calcext:value-type="string">
            <text:p>S4+5 &amp; S31+32. Slow variability in LCs and clear eclipses of ~0.14 &amp; 0.10 mag. May benefit from flattening.</text:p>
          </table:table-cell>
          <table:table-cell table:style-name="ce28" office:value-type="string" calcext:value-type="string">
            <text:p>Test of S32 finds (with not-good-fit warning) rA+rB ~ 0.14, k ~ 1.14 &amp; J ~ 0.81</text:p>
          </table:table-cell>
          <table:table-cell table:style-name="ce101"/>
          <table:table-cell table:style-name="ce101" office:value-type="float" office:value="0.14" calcext:value-type="float">
            <text:p>0.14</text:p>
          </table:table-cell>
          <table:table-cell table:number-columns-repeated="2" office:value-type="string" calcext:value-type="string">
            <text:p>Y</text:p>
          </table:table-cell>
          <table:table-cell/>
          <table:table-cell office:value-type="string" calcext:value-type="string">
            <text:p>Y</text:p>
          </table:table-cell>
          <table:table-cell table:number-columns-repeated="2"/>
          <table:table-cell table:style-name="ce16"/>
          <table:table-cell table:number-columns-repeated="16363"/>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table-cell table:style-name="ce16"/>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Eclipses of ~0.015 and &lt;0.005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7">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with eclipses of ~0.5 &amp; ~0.15 mag in well detached config. Secondary eclipses are likely total.</text:p>
          </table:table-cell>
          <table:table-cell table:style-name="ce30" office:value-type="string" calcext:value-type="string">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style-name="ce103" office:value-type="float" office:value="0.77" calcext:value-type="float">
            <text:p>0.77</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table:style-name="ce16"/>
          <table:table-cell table:style-name="ce45" office:value-type="string" calcext:value-type="string">
            <text:p>JustesenAlbrecht21apj</text:p>
          </table:table-cell>
          <table:table-cell office:value-type="string" calcext:value-type="string">
            <text:p>J+A gives k ~ 0.648, a/R1 ~ 18.372, inc ~ 89.777, LR ~ 0.183, teffs 7605 &amp; 5785</text:p>
          </table:table-cell>
          <table:table-cell table:number-columns-repeated="16361"/>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shallow eclipses of ~0.03 mag. Cannot see a sec for tess-ebs per so may need doubling.</text:p>
          </table:table-cell>
          <table:table-cell table:style-name="ce28"/>
          <table:table-cell table:style-name="ce101" table:number-columns-repeated="2"/>
          <table:table-cell table:number-columns-repeated="4"/>
          <table:table-cell office:value-type="string" calcext:value-type="string">
            <text:p>too shallow</text:p>
          </table:table-cell>
          <table:table-cell table:style-name="ce27"/>
          <table:table-cell table:style-name="ce16"/>
          <table:table-cell table:number-columns-repeated="16363"/>
        </table:table-row>
        <table:table-row table:style-name="ro2">
          <table:table-cell table:style-name="ce2" office:value-type="string" calcext:value-type="string">
            <text:p>0161638713</text:p>
          </table:table-cell>
          <table:table-cell table:style-name="ce6" office:value-type="float" office:value="0.311" calcext:value-type="float">
            <text:p>0.311</text:p>
          </table:table-cell>
          <table:table-cell table:style-name="ce6" office:value-type="float" office:value="1417.263332" calcext:value-type="float">
            <text:p>1417.263</text:p>
          </table:table-cell>
          <table:table-cell table:style-name="ce6" office:value-type="float" office:value="0.0001283" calcext:value-type="float">
            <text:p>0.000</text:p>
          </table:table-cell>
          <table:table-cell table:style-name="ce6" office:value-type="float" office:value="12.6165358" calcext:value-type="float">
            <text:p>12.617</text:p>
          </table:table-cell>
          <table:table-cell office:value-type="float" office:value="0.0001813591" calcext:value-type="float">
            <text:p>0.0001813591</text:p>
          </table:table-cell>
          <table:table-cell/>
          <table:table-cell table:style-name="ce76" office:value-type="float" office:value="1.287" calcext:value-type="float">
            <text:p>1.287</text:p>
          </table:table-cell>
          <table:table-cell office:value-type="string" calcext:value-type="string">
            <text:p>G0IV</text:p>
          </table:table-cell>
          <table:table-cell office:value-type="float" office:value="3" calcext:value-type="float">
            <text:p>3</text:p>
          </table:table-cell>
          <table:table-cell table:style-name="ce28" office:value-type="string" calcext:value-type="string">
            <text:p>S4-6 show strong variability and occasional peaks/flares. Eclipses of ~0.25 &amp; ~0.08 mag. Strong dip between prim and sec eclipses.</text:p>
          </table:table-cell>
          <table:table-cell table:style-name="ce28" office:value-type="string" calcext:value-type="string">
            <text:p>Test of S5 (cleanest sector) unable to find a usable fit.</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look to be a difficult LC fit requiring intervention</text:p>
          </table:table-cell>
          <table:table-cell/>
          <table:table-cell table:style-name="ce16"/>
          <table:table-cell table:number-columns-repeated="16363"/>
        </table:table-row>
        <table:table-row table:style-name="ro1">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of ~0.01 mag &amp; negligible sec.</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 (rA+rB ~ 0.55)</text:p>
          </table:table-cell>
          <table:table-cell/>
          <table:table-cell table:style-name="ce16"/>
          <table:table-cell table:number-columns-repeated="16363"/>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and some systematics. Eclipses of ~0.050 &amp; ~0.025 mag</text:p>
          </table:table-cell>
          <table:table-cell table:style-name="ce28" office:value-type="string" calcext:value-type="string">
            <text:p>Test of S6 unable to find a physical fit.</text:p>
          </table:table-cell>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eclipses of ~0.05 mag. Sec is vv shallow (only visible on fold &amp; bin)..</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text:s/>with eclipses of ~0.24 &amp; ~0.22 mag. All sectors appear clean and would require no/minimal processing. Slight phase shift on later sectors of ~0.0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42" calcext:value-type="float">
            <text:p>0.42</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In Gaia TBOSB (per=0.756201)</text:p>
            <text:p>May need to override teff_sys &amp; logg_sys for better LC fit</text:p>
          </table:table-cell>
          <table:table-cell table:style-name="ce16"/>
          <table:table-cell table:style-name="ce45" office:value-type="string" calcext:value-type="string">
            <text:p>JustesenAlbrecht21apj</text:p>
          </table:table-cell>
          <table:table-cell office:value-type="string" calcext:value-type="string">
            <text:p>J+A gives k ~ 0.80, a/R1 ~ 7.734, inc ~ 83.117, LR ~ 0.745, <text:s/>teffs 6836 &amp; 7189</text:p>
          </table:table-cell>
          <table:table-cell table:number-columns-repeated="16361"/>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of ~0.015 &amp; &lt;0.005 mag. Possibly SD.</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of ~0.01 mag. No obvious sec on tess-ebs per.</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 of ~0.06 &amp; ~0.05 mag</text:p>
          </table:table-cell>
          <table:table-cell table:style-name="ce28" office:value-type="string" calcext:value-type="string">
            <text:p>Test of S3 unable to find a reasonable fit.</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shallow and will need intervention to get a fit</text:p>
          </table:table-cell>
          <table:table-cell/>
          <table:table-cell table:style-name="ce16"/>
          <table:table-cell table:number-columns-repeated="16363"/>
        </table:table-row>
        <table:table-row table:style-name="ro1">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of ~0.03 mag and a very shallow sec of ~0.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67673218</text:p>
          </table:table-cell>
          <table:table-cell table:style-name="ce6" office:value-type="float" office:value="0.552" calcext:value-type="float">
            <text:p>0.552</text:p>
          </table:table-cell>
          <table:table-cell table:style-name="ce6" office:value-type="float" office:value="1538.098249" calcext:value-type="float">
            <text:p>1538.098</text:p>
          </table:table-cell>
          <table:table-cell table:style-name="ce6" office:value-type="float" office:value="0.150387" calcext:value-type="float">
            <text:p>0.150</text:p>
          </table:table-cell>
          <table:table-cell table:style-name="ce6" office:value-type="float" office:value="17.9651049" calcext:value-type="float">
            <text:p>17.965</text:p>
          </table:table-cell>
          <table:table-cell office:value-type="float" office:value="0.02818896" calcext:value-type="float">
            <text:p>0.02818896</text:p>
          </table:table-cell>
          <table:table-cell office:value-type="string" calcext:value-type="string">
            <text:p>AY Col</text:p>
          </table:table-cell>
          <table:table-cell table:style-name="ce76" office:value-type="float" office:value="1.117" calcext:value-type="float">
            <text:p>1.117</text:p>
          </table:table-cell>
          <table:table-cell office:value-type="string" calcext:value-type="string">
            <text:p>G8III</text:p>
          </table:table-cell>
          <table:table-cell office:value-type="float" office:value="1" calcext:value-type="float">
            <text:p>1</text:p>
          </table:table-cell>
          <table:table-cell table:style-name="ce28" office:value-type="string" calcext:value-type="string">
            <text:p>Large “slow” variable LC with 1 prim of ~0.3 mag and 2 sec of ~0.05 mag.</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look to be a difficult LC fit requiring intervention</text:p>
          </table:table-cell>
          <table:table-cell/>
          <table:table-cell table:style-name="ce16"/>
          <table:table-cell table:number-columns-repeated="16363"/>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167692429</text:p>
          </table:table-cell>
          <table:table-cell table:style-name="ce53" office:value-type="float" office:value="0.172" calcext:value-type="float">
            <text:p>0.172</text:p>
          </table:table-cell>
          <table:table-cell table:style-name="ce6" office:value-type="float" office:value="1330.575659" calcext:value-type="float">
            <text:p>1330.576</text:p>
          </table:table-cell>
          <table:table-cell table:style-name="ce6" office:value-type="float" office:value="0.000207222" calcext:value-type="float">
            <text:p>0.000</text:p>
          </table:table-cell>
          <table:table-cell table:style-name="ce6" office:value-type="float" office:value="10.2628479" calcext:value-type="float">
            <text:p>10.263</text:p>
          </table:table-cell>
          <table:table-cell office:value-type="float" office:value="0.000005603076" calcext:value-type="float">
            <text:p>0.000005603076</text:p>
          </table:table-cell>
          <table:table-cell table:style-name="ce22"/>
          <table:table-cell table:style-name="ce74" office:value-type="float" office:value="1.51" calcext:value-type="float">
            <text:p>1.510</text:p>
          </table:table-cell>
          <table:table-cell table:style-name="ce22"/>
          <table:table-cell table:style-name="ce22" office:value-type="float" office:value="28" calcext:value-type="float">
            <text:p>28</text:p>
          </table:table-cell>
          <table:table-cell table:style-name="ce27" office:value-type="string" calcext:value-type="string">
            <text:p>Nice clean Lcs <text:s/>with eclipses of ~0.24 &amp; ~0.10 mag.</text:p>
          </table:table-cell>
          <table:table-cell table:style-name="ce27"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2" office:value-type="float" office:value="0.46" calcext:value-type="float">
            <text:p>0.46</text:p>
          </table:table-cell>
          <table:table-cell table:style-name="ce102" office:value-type="float" office:value="0.14" calcext:value-type="float">
            <text:p>0.14</text:p>
          </table:table-cell>
          <table:table-cell table:number-columns-repeated="2" table:style-name="ce22" office:value-type="string" calcext:value-type="string">
            <text:p>Y</text:p>
          </table:table-cell>
          <table:table-cell table:style-name="ce22"/>
          <table:table-cell table:style-name="ce22" office:value-type="string" calcext:value-type="string">
            <text:p>possible</text:p>
          </table:table-cell>
          <table:table-cell table:style-name="ce27" office:value-type="string" calcext:value-type="string">
            <text:p>strange system – S87+ much different to earlier sectors. Also phase shifts from S61+</text:p>
          </table:table-cell>
          <table:table-cell table:style-name="ce27" office:value-type="string" calcext:value-type="string">
            <text:p>Would like to do this as it is nicely detached, however it needs a lot of work</text:p>
          </table:table-cell>
          <table:table-cell table:style-name="ce16"/>
          <table:table-cell table:number-columns-repeated="16363"/>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 of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of &lt;0.01 mag. Tess-ebs ephemeris appears to be incorrect.</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6">
          <table:table-cell table:style-name="ce3" office:value-type="string" calcext:value-type="string">
            <text:p>0167747439</text:p>
          </table:table-cell>
          <table:table-cell table:style-name="ce8" office:value-type="float" office:value="0.462" calcext:value-type="float">
            <text:p>0.462</text:p>
          </table:table-cell>
          <table:table-cell table:style-name="ce8" office:value-type="float" office:value="1439.18965" calcext:value-type="float">
            <text:p>1439.190</text:p>
          </table:table-cell>
          <table:table-cell table:style-name="ce8" office:value-type="float" office:value="0.000214118" calcext:value-type="float">
            <text:p>0.000</text:p>
          </table:table-cell>
          <table:table-cell table:style-name="ce8" office:value-type="float" office:value="6.1309716" calcext:value-type="float">
            <text:p>6.131</text:p>
          </table:table-cell>
          <table:table-cell office:value-type="float" office:value="0.000005385203" calcext:value-type="float">
            <text:p>0.000005385203</text:p>
          </table:table-cell>
          <table:table-cell table:style-name="ce21"/>
          <table:table-cell table:style-name="ce77" office:value-type="float" office:value="1.052" calcext:value-type="float">
            <text:p>1.052</text:p>
          </table:table-cell>
          <table:table-cell table:style-name="ce21"/>
          <table:table-cell table:style-name="ce21" office:value-type="float" office:value="4" calcext:value-type="float">
            <text:p>4</text:p>
          </table:table-cell>
          <table:table-cell table:style-name="ce29" office:value-type="string" calcext:value-type="string">
            <text:p>Some noise but clear eclipses of ~0.06 &amp; ~0.01 mag (total eclipsing) and slight ellipsoidal effect.</text:p>
          </table:table-cell>
          <table:table-cell table:style-name="ce29"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0"/>
          <table:table-cell table:style-name="ce100" office:value-type="float" office:value="0.18" calcext:value-type="float">
            <text:p>0.18</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unable to get a consistent fit across the sectors – too shallow?</text:p>
          </table:table-cell>
          <table:table-cell table:style-name="ce29"/>
          <table:table-cell table:style-name="ce16"/>
          <table:table-cell table:number-columns-repeated="16363"/>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of ~0.18 mag and 1 * sec of ~0.13 mag.</text:p>
            <text:p><text:span text:style-name="T1">Exptime 600 gives S32 &amp; 33</text:span> which can be stitched to get 2 of each eclipse type.</text:p>
            <text:p>Tess-ebs period may be wrong.</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48" calcext:value-type="float">
            <text:p>0.48</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style-name="ce16"/>
          <table:table-cell table:number-columns-repeated="16363"/>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eclipses of ~0.01 mag. Sec is negligible or period is double tess-ebs</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table-cell table:style-name="ce16"/>
          <table:table-cell table:number-columns-repeated="16363"/>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Eclipses of ~0.03 mag.</text:p>
          </table:table-cell>
          <table:table-cell table:style-name="ce28"/>
          <table:table-cell table:style-name="ce101" table:number-columns-repeated="2"/>
          <table:table-cell table:number-columns-repeated="4"/>
          <table:table-cell office:value-type="string" calcext:value-type="string">
            <text:p>too shallow and too much going on</text:p>
          </table:table-cell>
          <table:table-cell table:style-name="ce27"/>
          <table:table-cell table:style-name="ce16"/>
          <table:table-cell table:number-columns-repeated="16363"/>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of ~0.03 mag. Sec is negligible or period is double tess-ebs value.</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Shallow eclipses of ~0.015 mag. Either sec is negligible or per is twice tess-ebs value.</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Prim eclipses of ~0.02 mag. Sec is ~0.005 mag. Poss SD</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eclipses ~0.005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table-cell table:style-name="ce16"/>
          <table:table-cell table:number-columns-repeated="16363"/>
        </table:table-row>
        <table:table-row table:style-name="ro1">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 ~0.04 &amp; &lt;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28" office:value-type="string" calcext:value-type="string">
            <text:p>Maven preds rA+rB ~ 0.06, k ~ 0.58 &amp; J ~ 0.53 (6+7)</text:p>
            <text:p>Fit of 6+7 fails to fit secondary.</text:p>
          </table:table-cell>
          <table:table-cell table:style-name="ce101"/>
          <table:table-cell table:style-name="ce101" office:value-type="float" office:value="0.06" calcext:value-type="float">
            <text:p>0.06</text:p>
          </table:table-cell>
          <table:table-cell table:number-columns-repeated="4"/>
          <table:table-cell office:value-type="string" calcext:value-type="string">
            <text:p>too shallow</text:p>
          </table:table-cell>
          <table:table-cell office:value-type="string" calcext:value-type="string">
            <text:p>very shallow secondary</text:p>
          </table:table-cell>
          <table:table-cell table:number-columns-repeated="16364"/>
        </table:table-row>
        <table:table-row table:style-name="ro1">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Lcs with eclipses &lt;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eclipses of ~0.04 and &lt;&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le Lcs with eclipses of ~0.02 &amp; ~0.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 of ~0.03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5"/>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shallow eclipses of ~0.02 mag. Likely highly eccentric.</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 of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 of &lt; 0.01 mag</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5"/>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flattening and secondary very shallow</text:p>
          </table:table-cell>
          <table:table-cell table:number-columns-repeated="16365"/>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eclipses of <text:s/>~0.02 mag. Tess-ebs period appears incorrect.</text:p>
          </table:table-cell>
          <table:table-cell table:style-name="ce28"/>
          <table:table-cell table:style-name="ce101" table:number-columns-repeated="2"/>
          <table:table-cell table:number-columns-repeated="16370"/>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eclipses of &lt; 0.05 mag. Tess-ebs ephemeris appears incorrect.</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5"/>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Eclipses ~0.015 mag. TESS-ebs ephemeris incorrect (period nearer 15.108). Difficult to find a secondary.</text:p>
          </table:table-cell>
          <table:table-cell table:style-name="ce28"/>
          <table:table-cell table:style-name="ce101" table:number-columns-repeated="2"/>
          <table:table-cell table:number-columns-repeated="4"/>
          <table:table-cell office:value-type="string" calcext:value-type="string">
            <text:p>too shallow &amp; doubts over secondary</text:p>
          </table:table-cell>
          <table:table-cell table:number-columns-repeated="16365"/>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style-name="ce103"/>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07" office:value-type="string" calcext:value-type="string">
            <text:p>JustesenAlbrecht21apj</text:p>
          </table:table-cell>
          <table:table-cell office:value-type="string" calcext:value-type="string">
            <text:p>J+A gives k ~ 0.90, a/R1 ~ 8.35, inc ~ 86.44, LR ~ 0.66, <text:s/>teffs 6431 &amp; 5704</text:p>
          </table:table-cell>
          <table:table-cell table:number-columns-repeated="16361"/>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amp; flares. Eclipses of ~ 0.03 mag.</text:p>
          </table:table-cell>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5"/>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21" office:value-type="string" calcext:value-type="string">
            <text:p>W Cae</text:p>
          </table:table-cell>
          <table:table-cell table:style-name="ce77" office:value-type="string" calcext:value-type="string">
            <text:p>--</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table:number-columns-repeated="16364"/>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07" office:value-type="string" calcext:value-type="string">
            <text:p>JustesenAlbrecht21apj</text:p>
          </table:table-cell>
          <table:table-cell office:value-type="string" calcext:value-type="string">
            <text:p>J+A gives k ~ 0.37, a/R1 ~ 13.2, inc ~ 86.88, LR ~ 0.021, teffs 5872 &amp; 3810</text:p>
          </table:table-cell>
          <table:table-cell table:number-columns-repeated="16361"/>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Eclipses are ~0.25 &amp; ~0.06 mag. Highly eccentric with phiS ~0.27. Should take flattening well.</text:p>
          </table:table-cell>
          <table:table-cell table:style-name="ce29"/>
          <table:table-cell table:style-name="ce100" office:value-type="float" office:value="0.27" calcext:value-type="float">
            <text:p>0.27</text:p>
          </table:table-cell>
          <table:table-cell table:style-name="ce100"/>
          <table:table-cell table:style-name="ce21" table:number-columns-repeated="3"/>
          <table:table-cell table:style-name="ce21" office:value-type="string" calcext:value-type="string">
            <text:p>probable</text:p>
          </table:table-cell>
          <table:table-cell table:style-name="ce29" table:number-columns-repeated="2"/>
          <table:table-cell table:number-columns-repeated="16364"/>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Eclipses of ~0.2 &amp; ~0.07 mag. Slightly eccentric with phiS ~ 0.53. 2 nearby bright sources of potential L3.</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style-name="ce103" office:value-type="float" office:value="0.53" calcext:value-type="float">
            <text:p>0.53</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07" office:value-type="string" calcext:value-type="string">
            <text:p>JustesenAlbrecht21apj</text:p>
          </table:table-cell>
          <table:table-cell office:value-type="string" calcext:value-type="string">
            <text:p>J+A gives k ~ 0.615, a/R1~ 14.19, inc ~ 86.04, LR ~ 0.20, teffs 6930 &amp; 5686</text:p>
          </table:table-cell>
          <table:table-cell table:number-columns-repeated="16361"/>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of ~0.01 mag just visible above the noise.</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Primary of ~0.02 mag &amp; secondary v v shallow.</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of ~0.28 &amp; ~ 0.24 mag. Some discontuities in Lcs. S5 is nice and clean. Eccentric with phiS ~ 0.55. 2 nearby bright sources of potential L3.</text:p>
          </table:table-cell>
          <table:table-cell table:style-name="ce30" office:value-type="string" calcext:value-type="string">
            <text:p>Maven preds rA+rB ~ 0.10, k ~ 0.51 &amp; J ~ 0.97 for S5</text:p>
            <text:p>Fit of S5 finds rA+rB ~ 0.095, k ~ 0.56, J ~ 0.98, L3 ~ 0.17 &amp; LR ~ 0.31.</text:p>
          </table:table-cell>
          <table:table-cell table:style-name="ce103" office:value-type="float" office:value="0.55" calcext:value-type="float">
            <text:p>0.55</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ext:p/>
          </table:table-cell>
          <table:table-cell table:number-columns-repeated="16364"/>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isible eclipses of &lt;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 Eclipses &lt; 0.05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 Eclipses &lt;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Eclipses are ~0.05 mag. Best set is probably S93-96.</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number-columns-repeated="16365"/>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 Eclipses ~0.04 mag.</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number-columns-repeated="16365"/>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6">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of ~0.24 &amp; ~ 0.10 mag. Highly eccentric with phiS ~ 0.24. Field is sparse so fixing L3=0 may be appropriate.</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ext:p/>
          </table:table-cell>
          <table:table-cell table:style-name="ce103" office:value-type="float" office:value="0.24" calcext:value-type="float">
            <text:p>0.24</text:p>
          </table:table-cell>
          <table:table-cell table:style-name="ce103" office:value-type="float" office:value="0.038" calcext:value-type="float">
            <text:p>0.04</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4"/>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eclipses of ~0.08 and &lt;0.01 mag (secondary is possibly total).</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number-columns-repeated="16365"/>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eclipses of ~0.06 &amp; &lt; 0.01 mag. Highly eccentric with phiS &lt; 0.2.</text:p>
          </table:table-cell>
          <table:table-cell table:style-name="ce28"/>
          <table:table-cell table:style-name="ce101" office:value-type="float" office:value="0.2" calcext:value-type="float">
            <text:p>0.20</text:p>
          </table:table-cell>
          <table:table-cell table:style-name="ce101"/>
          <table:table-cell table:number-columns-repeated="4"/>
          <table:table-cell office:value-type="string" calcext:value-type="string">
            <text:p>too shallow and too eccentric – likely very difficult to fit</text:p>
          </table:table-cell>
          <table:table-cell table:number-columns-repeated="16365"/>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of 0.55 &amp; 0.40 mag. Potential bright source of L3 just over 2 arcmin away.</text:p>
          </table:table-cell>
          <table:table-cell table:style-name="ce30" office:value-type="string" calcext:value-type="string">
            <text:p>Testing with S28+29.</text:p>
            <text:p>Maven preds rA+rB ~ 0.097, k ~ 0.81 &amp; J ~ 0.83</text:p>
            <text:p>Fit finds rA+rB ~ 0.082, k ~ 0.84, J ~ 0.86, L3 ~ 0.17 &amp; LR ~ 0.61 (no warns, but not the best fit with high resids during eclipses).</text:p>
          </table:table-cell>
          <table:table-cell table:style-name="ce103"/>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4"/>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7">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OK SNR. Some discontinuitues (ie: S1) and the usual distortion in S4 (1420, 1424). Flat Lcs wih clear eclipses of ~0.22 &amp; ~0.18 mag. Highly eccentric with phiS ~0.68. Fairly sparse field so try L3=0.</text:p>
          </table:table-cell>
          <table:table-cell table:style-name="ce30" office:value-type="string" calcext:value-type="string">
            <text:p>Maven preds mean rA+rB ~ 0.08, k ~ 1.0 &amp; J ~ 0.75 for S1-3</text:p>
            <text:p>Fits of S1,2 &amp; 3 finds mean rA+rB ~ 0.080, k ~ 0.92, J ~ 0.79, L3 ~ 0.18 &amp; LR ~ 0.63 (no warns, but fits differ). May need flattening for consistent fits.</text:p>
            <text:p>Same fits with <text:span text:style-name="T1">L3 fixed at zero are more consistent</text:span>; rA+rB ~ 0.083. k ~ 0.94, J ~ 0.64 &amp; LR ~ 0.57.</text:p>
          </table:table-cell>
          <table:table-cell table:style-name="ce103" office:value-type="float" office:value="0.68" calcext:value-type="float">
            <text:p>0.68</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table-cell table:style-name="ce107" office:value-type="string" calcext:value-type="string">
            <text:p>JustesenAlbrecht21apj</text:p>
          </table:table-cell>
          <table:table-cell office:value-type="string" calcext:value-type="string">
            <text:p>J+A gives k ~ 0.76, a/R1 ~ 23.8, inc ~ 87.58, LR <text:s/>~ 0.39, teffs 5077 &amp; 4648</text:p>
          </table:table-cell>
          <table:table-cell table:number-columns-repeated="16361"/>
        </table:table-row>
        <table:table-row table:style-name="ro5">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slow variability &amp; usual distortion of S4 (1420, 1424). 4+ eclipses per sector of depths 0.20 &amp; 0.18 mag. Potential sources of L3 nearby.</text:p>
          </table:table-cell>
          <table:table-cell table:style-name="ce30" office:value-type="string" calcext:value-type="string">
            <text:p>Maven preds mean rA+rB ~ 0.11, k ~ 0.9 &amp; J ~ 0.9 for S1-3</text:p>
            <text:p>Test fits of same find mean rA+rB ~ 0.091, k ~ 0.95, J ~ 0.96, L3 ~ 0.59 &amp; LR ~ 0.89 (all warn, but fits are consistent).</text:p>
          </table:table-cell>
          <table:table-cell table:style-name="ce103" office:value-type="float" office:value="0.48" calcext:value-type="float">
            <text:p>0.48</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170 &amp; 6140, radii 1.90 &amp; 1.81, masses 1.18 &amp; 1.40 (v large uncertainties), and log(age) 10.3</text:p>
          </table:table-cell>
          <table:table-cell table:number-columns-repeated="16364"/>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6">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S7, 9, 12, 61-62, 66-69. OK SNR. Flattish LCs with some discontinuities (61, 62, 67, 68) and slow variability. Eclipses of ~ 0.12 mag. Some nearby sources of potential L3. S9, 62 &amp; 66 do not have complete instances of both eclipse types. S69 probably flattest. Flattening of all sectors likely beneficial.</text:p>
          </table:table-cell>
          <table:table-cell table:style-name="ce30" office:value-type="string" calcext:value-type="string">
            <text:p>Maven preds rA+rB ~ 0.04, k ~ 0.76, J ~ 0.99 for S69</text:p>
            <text:p>Fit of same finds rA+rB ~ 0.045, k ~ 0.43, J ~ 3.75!!, L3  ~ -0.013 &amp; LR ~ 0.45 (with warnings, so likely unreliable).</text:p>
          </table:table-cell>
          <table:table-cell table:style-name="ce103"/>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number-columns-repeated="16364"/>
        </table:table-row>
        <table:table-row table:style-name="ro5">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may be able to fix L3=0. Good SNR. Flat LCs with clear eclipses. S67, 69, 87 &amp; 94 lack sufficient eclipses to fit alone. Highly eccentric with eclipses of ~0.45 &amp; ~0.30 mag.</text:p>
          </table:table-cell>
          <table:table-cell table:style-name="ce30" office:value-type="string" calcext:value-type="string">
            <text:p>Maven preds rA+rB ~ 0.070, k ~ 0.69, J ~ 0.75 for S61</text:p>
            <text:p>Fit of same finds rA+rB ~ 0.056, k ~ 1.52, J ~ 0.71, L3 ~ 0.085 &amp; LR ~ 1.67 (with warnings; probably incorrect).</text:p>
            <text:p>Likely require flattening for robust fits.</text:p>
          </table:table-cell>
          <table:table-cell table:style-name="ce103" office:value-type="float" office:value="0.23" calcext:value-type="float">
            <text:p>0.23</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table-cell table:style-name="ce107" office:value-type="string" calcext:value-type="string">
            <text:p>JustesenAlbrecht21apj</text:p>
          </table:table-cell>
          <table:table-cell office:value-type="string" calcext:value-type="string">
            <text:p>J+A gives k ~ 0.65, a/R1 ~ 28.7, inc ~ 89.2, LR ~ 0.32, and teffs 580 &amp; 2336</text:p>
          </table:table-cell>
          <table:table-cell table:number-columns-repeated="16361"/>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278988794</text:p>
          </table:table-cell>
          <table:table-cell table:style-name="ce53" office:value-type="float" office:value="0.173" calcext:value-type="float">
            <text:p>0.173</text:p>
          </table:table-cell>
          <table:table-cell table:style-name="ce6" office:value-type="float" office:value="1328.479532" calcext:value-type="float">
            <text:p>1328.480</text:p>
          </table:table-cell>
          <table:table-cell table:style-name="ce6" office:value-type="float" office:value="0.00100815" calcext:value-type="float">
            <text:p>0.001</text:p>
          </table:table-cell>
          <table:table-cell table:style-name="ce6" office:value-type="float" office:value="7.5923552" calcext:value-type="float">
            <text:p>7.592</text:p>
          </table:table-cell>
          <table:table-cell office:value-type="float" office:value="0.00007601739" calcext:value-type="float">
            <text:p>0.00007601739</text:p>
          </table:table-cell>
          <table:table-cell/>
          <table:table-cell table:style-name="ce76" office:value-type="float" office:value="1.962" calcext:value-type="float">
            <text:p>1.962</text:p>
          </table:table-cell>
          <table:table-cell/>
          <table:table-cell office:value-type="float" office:value="29" calcext:value-type="float">
            <text:p>29</text:p>
          </table:table-cell>
          <table:table-cell table:style-name="ce28" office:value-type="string" calcext:value-type="string">
            <text:p>S1-3, 5-13, 61-69, 87-90, 93-96. Low SNR. Flat Lcs with eclipses of ~0.10 &amp; 0.05 mag. Sparse field so may fix L3=0.</text:p>
          </table:table-cell>
          <table:table-cell table:style-name="ce28" office:value-type="string" calcext:value-type="string">
            <text:p>Maven mean rA+rB ~ 0.12, k ~ 0.47 &amp; J ~ 0.45 for S1 &amp; 3</text:p>
          </table:table-cell>
          <table:table-cell table:style-name="ce101"/>
          <table:table-cell table:style-name="ce101" office:value-type="float" office:value="0.116" calcext:value-type="float">
            <text:p>0.12</text:p>
          </table:table-cell>
          <table:table-cell table:number-columns-repeated="3"/>
          <table:table-cell office:value-type="string" calcext:value-type="string">
            <text:p>possible</text:p>
          </table:table-cell>
          <table:table-cell office:value-type="string" calcext:value-type="string">
            <text:p>shallow eclipses and noise &amp; unable to get a consistent fit</text:p>
          </table:table-cell>
          <table:table-cell table:number-columns-repeated="16365"/>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shallow eclipses of &lt;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7">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 eclipses of ~0.04 and &lt; 0.01 mag..</text:p>
          </table:table-cell>
          <table:table-cell table:style-name="ce28"/>
          <table:table-cell table:style-name="ce101" table:number-columns-repeated="2"/>
          <table:table-cell table:number-columns-repeated="4"/>
          <table:table-cell office:value-type="string" calcext:value-type="string">
            <text:p>to shallow</text:p>
          </table:table-cell>
          <table:table-cell table:number-columns-repeated="2"/>
          <table:table-cell office:value-type="string" calcext:value-type="string">
            <text:p>TBOSB</text:p>
          </table:table-cell>
          <table:table-cell table:number-columns-repeated="16362"/>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19"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Usual distortion in S4 (1420, 1424). Eclipses of ~0.58 &amp; ~0.55 mag. Some potential slight L3.</text:p>
          </table:table-cell>
          <table:table-cell table:style-name="ce30" office:value-type="string" calcext:value-type="string">
            <text:p>Maven preds mean rA+rB~0.09, k~0.97 &amp; J~0.99 (28,29,30)</text:p>
            <text:p>Struggling to get a fit of the sectors w/o warnings but should be fine with some flattening.</text:p>
          </table:table-cell>
          <table:table-cell table:style-name="ce103" office:value-type="float" office:value="0.72" calcext:value-type="float">
            <text:p>0.72</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number-columns-repeated="2"/>
          <table:table-cell/>
          <table:table-cell office:value-type="string" calcext:value-type="string">
            <text:p>TBOSB</text:p>
          </table:table-cell>
          <table:table-cell table:number-columns-repeated="16362"/>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9"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1 of each eclipse per sector. Differing widths hint at eccentricity. Tess-ebs ephemeris doesn’t work for S87. Eclipses of ~0.6 &amp; ~0.5 mag. Potential sources of L3.</text:p>
          </table:table-cell>
          <table:table-cell table:style-name="ce30" office:value-type="string" calcext:value-type="string">
            <text:p>Maven preds rA+rB ~ 0.13, k ~ 1.11 &amp; J ~ 1.13 for S6</text:p>
            <text:p>Fit of S6 finds rA+rB ~ 0.12, k ~ 1.10, J ~ 1.04, L3 ~ 0.043 &amp; LR ~ 1.29 (no warnings, good resids &amp; reliable as survived 100 MC iters).</text:p>
          </table:table-cell>
          <table:table-cell table:style-name="ce103" office:value-type="float" office:value="0.55" calcext:value-type="float">
            <text:p>0.55</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S6 gives teffs ~6300 &amp; ~6400, radii 2.16 &amp; 2.38, masses both 1.32, and log(age) ~ 9.55.</text:p>
          </table:table-cell>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61"/>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of ~0.025 &amp; 0.015 mag. Some sectors missing eclipses (ie: no sec in S11),</text:p>
          </table:table-cell>
          <table:table-cell table:style-name="ce28"/>
          <table:table-cell table:style-name="ce101" office:value-type="float" office:value="0.43" calcext:value-type="float">
            <text:p>0.43</text:p>
          </table:table-cell>
          <table:table-cell table:style-name="ce101"/>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1">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 of &lt; 0.01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1">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Eclipses &lt; 0.03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 prim ~0.02 and v. shallow sec of &lt;0.002 mag. Secondary only really visible on binned Lcs. Discontinuities in later sectors.</text:p>
          </table:table-cell>
          <table:table-cell table:style-name="ce28"/>
          <table:table-cell table:style-name="ce101" office:value-type="float" office:value="0.63" calcext:value-type="float">
            <text:p>0.63</text:p>
          </table:table-cell>
          <table:table-cell table:style-name="ce101"/>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Eclipses of ~0.13 &amp; ~0.02 mag. Looks to be highly eccentric with very early secondary eclipses.</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6">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OK SNR. With eclipses of ~0.17 &amp; ~0.02 mag. Secondary may be total. Some possible L3 in field.</text:p>
          </table:table-cell>
          <table:table-cell table:style-name="ce30" office:value-type="string" calcext:value-type="string">
            <text:p>Maven preds mean rA+rB ~ 0.08, k ~ 0.34 &amp; J ~ 0.11 for S5 &amp; S90</text:p>
            <text:p>Fits for same finds mean rA+rB ~ 0.071, k ~ 0.28, J ~ 0.18, L3 ~ -1.29 &amp; LR 0.010 (both warn, and the solutions differ).</text:p>
            <text:p>Same with L3 fixed finds mean rA+rB ~ 0.061, k ~ 0.35, J ~ 0.11 &amp; LR ~ 0.014 (agreement between sectors but warns on S5). Reasonable match for J+A.</text:p>
          </table:table-cell>
          <table:table-cell table:style-name="ce103" office:value-type="float" office:value="0.53" calcext:value-type="float">
            <text:p>0.53</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table-cell table:style-name="ce107" office:value-type="string" calcext:value-type="string">
            <text:p>JustesenAlbrecht21apj</text:p>
          </table:table-cell>
          <table:table-cell office:value-type="string" calcext:value-type="string">
            <text:p>J+A gives k ~ 0.36, a/R1 ~ 22.2, inc ~ 89.5, LR ~ 0.014, and teffs 5610 &amp; 3432</text:p>
          </table:table-cell>
          <table:table-cell table:number-columns-repeated="16361"/>
        </table:table-row>
        <table:table-row table:style-name="ro1">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 Eclipses of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 Eclipses of ~0.23 &amp; 0.02 mag.</text:p>
          </table:table-cell>
          <table:table-cell table:style-name="ce28"/>
          <table:table-cell table:style-name="ce101" table:number-columns-repeated="2"/>
          <table:table-cell table:number-columns-repeated="4"/>
          <table:table-cell office:value-type="string" calcext:value-type="string">
            <text:p>too shallow + starspots</text:p>
          </table:table-cell>
          <table:table-cell table:number-columns-repeated="2"/>
          <table:table-cell table:style-name="ce107" office:value-type="string" calcext:value-type="string">
            <text:p>JustesenAlbrecht21apj</text:p>
          </table:table-cell>
          <table:table-cell office:value-type="string" calcext:value-type="string">
            <text:p>J+A gives k ~ 0.44, a/R1 ~ 14.59, inc ~ 88.25, LR ~ 0.020, and teffs 6092 &amp; 3582</text:p>
          </table:table-cell>
          <table:table-cell table:number-columns-repeated="16361"/>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 Eclipses of ~0.02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 Eclipses of ~0.005 mag.</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4">
          <table:table-cell table:style-name="ce3" office:value-type="string" calcext:value-type="string">
            <text:p>0309792357</text:p>
          </table:table-cell>
          <table:table-cell table:style-name="ce55" office:value-type="float" office:value="0.199" calcext:value-type="float">
            <text:p>0.199</text:p>
          </table:table-cell>
          <table:table-cell table:style-name="ce8" office:value-type="float" office:value="1675.635407" calcext:value-type="float">
            <text:p>1675.635</text:p>
          </table:table-cell>
          <table:table-cell table:style-name="ce8" office:value-type="float" office:value="0.00138411" calcext:value-type="float">
            <text:p>0.001</text:p>
          </table:table-cell>
          <table:table-cell table:style-name="ce55" office:value-type="float" office:value="314.6167372" calcext:value-type="float">
            <text:p>314.617</text:p>
          </table:table-cell>
          <table:table-cell table:style-name="ce62" office:value-type="float" office:value="0.0007904691" calcext:value-type="float">
            <text:p>0.0007904691</text:p>
          </table:table-cell>
          <table:table-cell table:style-name="ce21"/>
          <table:table-cell table:style-name="ce77" office:value-type="float" office:value="0.963" calcext:value-type="float">
            <text:p>0.963</text:p>
          </table:table-cell>
          <table:table-cell table:style-name="ce21"/>
          <table:table-cell table:style-name="ce21" office:value-type="float" office:value="41" calcext:value-type="float">
            <text:p>41</text:p>
          </table:table-cell>
          <table:table-cell table:style-name="ce29" office:value-type="string" calcext:value-type="string">
            <text:p>S1-13, 27, 29-37, 39, 61-64, 66-69, 87-90 &amp; 93-97. Sparse field, so fixing L3=0 possible. Slow variability of Lcs. Usual distortion in S4 (1420, 1423). Shallow eclipses of &lt; 0.02 mag.</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too shallow, but interesting because of the long period. May work with flattening.</text:p>
          </table:table-cell>
          <table:table-cell table:style-name="ce29"/>
          <table:table-cell table:number-columns-repeated="16364"/>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4">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of ~0.02 mag. Cannot see secondary.</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5"/>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5">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9"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Nearby source of L3. Good SNR. Discontinuities in all except S7. Need flattening or high-order poly detrend. Eclipses of ~0.29 &amp; ~0.23 mag. Tess-ebs period incorrect for S7 – adopting 16.596535.</text:p>
          </table:table-cell>
          <table:table-cell table:style-name="ce30" office:value-type="string" calcext:value-type="string">
            <text:p>Override logg_sys = 4.0 to get plausible fit</text:p>
            <text:p>Maven preds rA+rB ~ 0.045, k ~ 0.92 &amp; J ~ 0.78 for S7</text:p>
            <text:p>Fit of S7 finds rA+rB ~ 0.040, k ~ 1.0, J ~ 0.95, L3 ~ 0.46 &amp; LR ~ 0.75 (warnings, but resids look OK).</text:p>
            <text:p>Can probably be improved with flattening &amp; more sectors.</text:p>
          </table:table-cell>
          <table:table-cell table:style-name="ce103" office:value-type="float" office:value="0.56" calcext:value-type="float">
            <text:p>0.56</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office:value-type="string" calcext:value-type="string">
            <text:p>Likely need flattening.</text:p>
          </table:table-cell>
          <table:table-cell table:style-name="ce30" office:value-type="string" calcext:value-type="string">
            <text:p>Quickfit (based on fit of S7) gives teffs ~4130 &amp; ~3800, radii 0.62 &amp; 0.62, masses 0.65 &amp; 0.63, and log(age) 9.11+/- 0.75.</text:p>
          </table:table-cell>
          <table:table-cell table:number-columns-repeated="16364"/>
        </table:table-row>
        <table:table-row table:style-name="ro3">
          <table:table-cell table:style-name="ce2" office:value-type="string" calcext:value-type="string">
            <text:p>0319863494</text:p>
          </table:table-cell>
          <table:table-cell table:style-name="ce53" office:value-type="float" office:value="0.124" calcext:value-type="float">
            <text:p>0.124</text:p>
          </table:table-cell>
          <table:table-cell table:style-name="ce6" office:value-type="float" office:value="1503.52477" calcext:value-type="float">
            <text:p>1503.525</text:p>
          </table:table-cell>
          <table:table-cell table:style-name="ce6" office:value-type="float" office:value="0.000000485871" calcext:value-type="float">
            <text:p>0.000</text:p>
          </table:table-cell>
          <table:table-cell table:style-name="ce6" office:value-type="float" office:value="5.135475" calcext:value-type="float">
            <text:p>5.135</text:p>
          </table:table-cell>
          <table:table-cell office:value-type="float" office:value="0.002822519" calcext:value-type="float">
            <text:p>0.00282251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1193555</text:p>
          </table:table-cell>
          <table:table-cell table:style-name="ce53" office:value-type="float" office:value="0.134" calcext:value-type="float">
            <text:p>0.134</text:p>
          </table:table-cell>
          <table:table-cell table:style-name="ce6" office:value-type="float" office:value="1570.629766" calcext:value-type="float">
            <text:p>1570.630</text:p>
          </table:table-cell>
          <table:table-cell table:style-name="ce6" office:value-type="float" office:value="0.000571062" calcext:value-type="float">
            <text:p>0.001</text:p>
          </table:table-cell>
          <table:table-cell table:style-name="ce6" office:value-type="float" office:value="9.7242239" calcext:value-type="float">
            <text:p>9.724</text:p>
          </table:table-cell>
          <table:table-cell office:value-type="float" office:value="0.000337832" calcext:value-type="float">
            <text:p>0.0003378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6" office:value-type="float" office:value="77.7343273" calcext:value-type="float">
            <text:p>77.734</text:p>
          </table:table-cell>
          <table:table-cell office:value-type="float" office:value="0.0002351329" calcext:value-type="float">
            <text:p>0.000235132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6" office:value-type="float" office:value="37.4100847" calcext:value-type="float">
            <text:p>37.410</text:p>
          </table:table-cell>
          <table:table-cell office:value-type="float" office:value="0.001452601" calcext:value-type="float">
            <text:p>0.00145260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643889</text:p>
          </table:table-cell>
          <table:table-cell table:style-name="ce53" office:value-type="float" office:value="0.032" calcext:value-type="float">
            <text:p>0.032</text:p>
          </table:table-cell>
          <table:table-cell table:style-name="ce6" office:value-type="float" office:value="1648.490654" calcext:value-type="float">
            <text:p>1648.491</text:p>
          </table:table-cell>
          <table:table-cell table:style-name="ce6" office:value-type="float" office:value="0.630299" calcext:value-type="float">
            <text:p>0.630</text:p>
          </table:table-cell>
          <table:table-cell table:style-name="ce6" office:value-type="float" office:value="26.6794629" calcext:value-type="float">
            <text:p>26.679</text:p>
          </table:table-cell>
          <table:table-cell office:value-type="float" office:value="0.001141232" calcext:value-type="float">
            <text:p>0.00114123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6" office:value-type="float" office:value="31.3956354" calcext:value-type="float">
            <text:p>31.396</text:p>
          </table:table-cell>
          <table:table-cell office:value-type="float" office:value="0.00291855" calcext:value-type="float">
            <text:p>0.002918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297040</text:p>
          </table:table-cell>
          <table:table-cell table:style-name="ce53" office:value-type="float" office:value="0.101" calcext:value-type="float">
            <text:p>0.101</text:p>
          </table:table-cell>
          <table:table-cell table:style-name="ce6" office:value-type="float" office:value="1469.801653" calcext:value-type="float">
            <text:p>1469.802</text:p>
          </table:table-cell>
          <table:table-cell table:style-name="ce6" office:value-type="float" office:value="0.00011359" calcext:value-type="float">
            <text:p>0.000</text:p>
          </table:table-cell>
          <table:table-cell table:style-name="ce6" office:value-type="float" office:value="10.8739196" calcext:value-type="float">
            <text:p>10.874</text:p>
          </table:table-cell>
          <table:table-cell office:value-type="float" office:value="0.00004680799" calcext:value-type="float">
            <text:p>0.0000468079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298314</text:p>
          </table:table-cell>
          <table:table-cell table:style-name="ce53" office:value-type="float" office:value="0.002" calcext:value-type="float">
            <text:p>0.002</text:p>
          </table:table-cell>
          <table:table-cell table:style-name="ce6" office:value-type="float" office:value="1358.040315" calcext:value-type="float">
            <text:p>1358.040</text:p>
          </table:table-cell>
          <table:table-cell table:style-name="ce6" office:value-type="float" office:value="0.000133153" calcext:value-type="float">
            <text:p>0.000</text:p>
          </table:table-cell>
          <table:table-cell table:style-name="ce6" office:value-type="float" office:value="47.7191149" calcext:value-type="float">
            <text:p>47.719</text:p>
          </table:table-cell>
          <table:table-cell office:value-type="float" office:value="0.00003516735" calcext:value-type="float">
            <text:p>0.0000351673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6" office:value-type="float" office:value="52.9784542" calcext:value-type="float">
            <text:p>52.978</text:p>
          </table:table-cell>
          <table:table-cell office:value-type="float" office:value="0.0001497587" calcext:value-type="float">
            <text:p>0.00014975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6" office:value-type="float" office:value="43.8434276" calcext:value-type="float">
            <text:p>43.843</text:p>
          </table:table-cell>
          <table:table-cell office:value-type="float" office:value="0.000121811" calcext:value-type="float">
            <text:p>0.00012181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067804</text:p>
          </table:table-cell>
          <table:table-cell table:style-name="ce53" office:value-type="float" office:value="0.164" calcext:value-type="float">
            <text:p>0.164</text:p>
          </table:table-cell>
          <table:table-cell table:style-name="ce6" office:value-type="float" office:value="1417.837773" calcext:value-type="float">
            <text:p>1417.838</text:p>
          </table:table-cell>
          <table:table-cell table:style-name="ce6" office:value-type="float" office:value="0.000147299" calcext:value-type="float">
            <text:p>0.000</text:p>
          </table:table-cell>
          <table:table-cell table:style-name="ce6" office:value-type="float" office:value="26.1313581" calcext:value-type="float">
            <text:p>26.131</text:p>
          </table:table-cell>
          <table:table-cell office:value-type="float" office:value="0.00003379342" calcext:value-type="float">
            <text:p>0.0000337934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4031569</text:p>
          </table:table-cell>
          <table:table-cell table:style-name="ce53" office:value-type="float" office:value="0.135" calcext:value-type="float">
            <text:p>0.135</text:p>
          </table:table-cell>
          <table:table-cell table:style-name="ce6" office:value-type="float" office:value="1524.706628" calcext:value-type="float">
            <text:p>1524.707</text:p>
          </table:table-cell>
          <table:table-cell table:style-name="ce6" office:value-type="float" office:value="0.0000591428" calcext:value-type="float">
            <text:p>0.000</text:p>
          </table:table-cell>
          <table:table-cell table:style-name="ce6" office:value-type="float" office:value="20.8219638" calcext:value-type="float">
            <text:p>20.822</text:p>
          </table:table-cell>
          <table:table-cell office:value-type="float" office:value="0.00003459366" calcext:value-type="float">
            <text:p>0.0000345936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2">
          <table:table-cell table:style-name="ce2" office:value-type="string" calcext:value-type="string">
            <text:p>0386166904</text:p>
          </table:table-cell>
          <table:table-cell table:style-name="ce53" office:value-type="float" office:value="0.189" calcext:value-type="float">
            <text:p>0.189</text:p>
          </table:table-cell>
          <table:table-cell table:style-name="ce6" office:value-type="float" office:value="1545.517561" calcext:value-type="float">
            <text:p>1545.518</text:p>
          </table:table-cell>
          <table:table-cell table:style-name="ce6" office:value-type="float" office:value="0.0000529053" calcext:value-type="float">
            <text:p>0.000</text:p>
          </table:table-cell>
          <table:table-cell table:style-name="ce6" office:value-type="float" office:value="12.3556695" calcext:value-type="float">
            <text:p>12.356</text:p>
          </table:table-cell>
          <table:table-cell office:value-type="float" office:value="0.00007975898" calcext:value-type="float">
            <text:p>0.0000797589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7"/>
          <table:table-cell table:style-name="ce107" office:value-type="string" calcext:value-type="string">
            <text:p>JustesenAlbrecht21apj</text:p>
          </table:table-cell>
          <table:table-cell office:value-type="string" calcext:value-type="string">
            <text:p>J+A gives k ~ 0.89, a/R1 ~ 12.75, inc ~ 85.60, LR ~ 0.65, and teffs 7207 &amp; 6746</text:p>
          </table:table-cell>
          <table:table-cell table:number-columns-repeated="16361"/>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6"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6"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6" office:value-type="float" office:value="25.1117023" calcext:value-type="float">
            <text:p>25.112</text:p>
          </table:table-cell>
          <table:table-cell office:value-type="float" office:value="0.0001609601" calcext:value-type="float">
            <text:p>0.0001609601</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number-columns-repeated="2"/>
          <table:table-cell table:style-name="ce101" table:number-columns-repeated="2"/>
          <table:table-cell table:number-columns-repeated="16370"/>
        </table:table-row>
        <table:table-row table:style-name="ro3" table:number-rows-repeated="18">
          <table:table-cell/>
          <table:table-cell table:style-name="ce6" table:number-columns-repeated="4"/>
          <table:table-cell table:number-columns-repeated="16379"/>
        </table:table-row>
        <table:table-row table:style-name="ro3" table:number-rows-repeated="1048000">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all_tebs_lops.A1:all_tebs_lops.W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7">00/00/0000</text:date>, <text:time style:data-style-name="N2" text:time-value="09:29:24.2919326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7T19:51:35.054411476</dc:date>
    <meta:editing-duration>PT3H22M30S</meta:editing-duration>
    <meta:editing-cycles>51</meta:editing-cycles>
    <meta:document-statistic meta:table-count="1" meta:cell-count="5014" meta:object-count="0"/>
  </office:meta>
</office:document-meta>
</file>